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35cm" fo:min-width="0.7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0.7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svg:stroke-color="#000000" draw:marker-end="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268cm"/>
    </style:style>
    <style:style style:name="gr7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4.35cm" fo:min-width="1.1cm"/>
    </style:style>
    <style:style style:name="gr9" style:family="graphic" style:parent-style-name="standard">
      <style:graphic-properties draw:stroke="none" svg:stroke-color="#000000" draw:fill="none" draw:fill-color="#ffffff" fo:min-height="0.535cm"/>
    </style:style>
    <style:style style:name="gr10" style:family="graphic" style:parent-style-name="standard">
      <style:graphic-properties draw:stroke="none" svg:stroke-color="#000000" draw:fill="none" draw:fill-color="#ffffff" draw:textarea-vertical-align="bottom" fo:min-height="0.535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1.15cm" fo:min-width="1.494cm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1.15cm" fo:min-width="1.5cm"/>
    </style:style>
    <style:style style:name="gr13" style:family="graphic" style:parent-style-name="objectwithoutfill">
      <style:graphic-properties svg:stroke-color="#000000" draw:marker-end="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365cm"/>
    </style:style>
    <style:style style:name="gr15" style:family="graphic" style:parent-style-name="standard">
      <style:graphic-properties draw:stroke="none" svg:stroke-color="#000000" draw:fill="none" draw:fill-color="#ffffff" fo:min-height="0.729cm"/>
    </style:style>
    <style:style style:name="gr16" style:family="graphic" style:parent-style-name="standard">
      <style:graphic-properties draw:stroke="none" svg:stroke-color="#000000" draw:fill="none" draw:fill-color="#ffffff" fo:min-height="0.75cm"/>
    </style:style>
    <style:style style:name="gr17" style:family="graphic" style:parent-style-name="objectwithoutfill">
      <style:graphic-properties svg:stroke-color="#000000" draw:marker-end="Arrow" draw:marker-end-width="0.1cm" draw:fill="none" draw:textarea-vertical-align="middle"/>
    </style:style>
    <style:style style:name="gr18" style:family="graphic" style:parent-style-name="objectwithoutfill">
      <style:graphic-properties draw:stroke="dash" draw:stroke-dash="Dashed_20__28_var_29_" svg:stroke-color="#000000" draw:marker-end="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vertical-align="bottom" fo:min-height="0.45cm"/>
    </style:style>
    <style:style style:name="gr20" style:family="graphic" style:parent-style-name="standard">
      <style:graphic-properties draw:fill="none" draw:textarea-horizontal-align="justify" draw:textarea-vertical-align="middle" draw:auto-grow-height="false" fo:min-height="0.034cm" fo:min-width="0cm"/>
    </style:style>
    <style:style style:name="gr21" style:family="graphic" style:parent-style-name="standard">
      <style:graphic-properties draw:stroke="dash" draw:stroke-dash="Dashed_20__28_var_29_" svg:stroke-color="#000000" draw:fill="none" draw:textarea-horizontal-align="justify" draw:textarea-vertical-align="middle" draw:auto-grow-height="false" fo:min-height="5.05cm" fo:min-width="3.6cm"/>
    </style:style>
    <style:style style:name="gr22" style:family="graphic" style:parent-style-name="standard">
      <style:graphic-properties svg:stroke-color="#000000" draw:fill="none" draw:textarea-horizontal-align="justify" draw:textarea-vertical-align="middle" draw:auto-grow-height="false" fo:min-height="4.15cm" fo:min-width="1.5cm"/>
    </style:style>
    <style:style style:name="gr23" style:family="graphic" style:parent-style-name="objectwithoutfill">
      <style:graphic-properties draw:marker-end="Arrow" draw:marker-end-width="0.1cm" draw:fill="none" draw:textarea-vertical-align="middle"/>
    </style:style>
    <style:style style:name="gr24" style:family="graphic" style:parent-style-name="objectwithoutfill">
      <style:graphic-properties draw:marker-start="Arrow" draw:marker-start-width="0.1cm" draw:marker-end="" draw:marker-end-width="0.1cm" draw:fill="none" draw:textarea-vertical-align="middle"/>
    </style:style>
    <style:style style:name="gr25" style:family="graphic" style:parent-style-name="objectwithoutfill">
      <style:graphic-properties draw:stroke="dash" draw:stroke-dash="Dashed_20__28_var_29_" draw:marker-end="" draw:fill="none" draw:textarea-vertical-align="middle"/>
    </style:style>
    <style:style style:name="gr26" style:family="graphic" style:parent-style-name="standard">
      <style:graphic-properties draw:fill="none" draw:textarea-horizontal-align="justify" draw:textarea-vertical-align="top" draw:auto-grow-height="false" fo:min-height="2.35cm" fo:min-width="3.9cm"/>
    </style:style>
    <style:style style:name="gr27" style:family="graphic" style:parent-style-name="standard">
      <style:graphic-properties draw:fill="none" draw:textarea-horizontal-align="justify" draw:textarea-vertical-align="middle" draw:auto-grow-height="false" fo:min-height="1.15cm" fo:min-width="2.5cm"/>
    </style:style>
    <style:style style:name="gr28" style:family="graphic" style:parent-style-name="standard">
      <style:graphic-properties svg:stroke-color="#000000" draw:fill="none" draw:textarea-horizontal-align="justify" draw:textarea-vertical-align="middle" draw:auto-grow-height="false" fo:min-height="4.15cm" fo:min-width="0.8cm"/>
    </style:style>
    <style:style style:name="gr29" style:family="graphic" style:parent-style-name="objectwithoutfill">
      <style:graphic-properties draw:marker-end="" draw:fill="none" draw:textarea-vertical-align="middle"/>
    </style:style>
    <style:style style:name="gr30" style:family="graphic" style:parent-style-name="objectwithoutfill">
      <style:graphic-properties draw:marker-end="" draw:marker-end-width="0.1cm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fo:min-height="2.095cm"/>
    </style:style>
    <style:style style:name="gr32" style:family="graphic" style:parent-style-name="objectwithoutfill">
      <style:graphic-properties draw:marker-end="" draw:marker-end-width="0.3cm" draw:fill="none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textarea-vertical-align="bottom" fo:min-height="0.803cm"/>
    </style:style>
    <style:style style:name="gr34" style:family="graphic" style:parent-style-name="standard">
      <style:graphic-properties svg:stroke-color="#000000" draw:fill="none" draw:textarea-horizontal-align="justify" draw:textarea-vertical-align="middle" draw:auto-grow-height="false" fo:min-height="4.15cm" fo:min-width="0.7cm"/>
    </style:style>
    <style:style style:name="gr35" style:family="graphic" style:parent-style-name="standard">
      <style:graphic-properties draw:stroke="none" svg:stroke-color="#000000" draw:fill="none" draw:fill-color="#ffffff" draw:textarea-vertical-align="bottom" fo:min-height="0.268cm"/>
    </style:style>
    <style:style style:name="gr36" style:family="graphic" style:parent-style-name="objectwithoutfill">
      <style:graphic-properties draw:marker-start="Arrow" draw:marker-start-width="0.1cm" draw:marker-end="" draw:marker-end-width="0.3cm" draw:fill="none" draw:textarea-vertical-align="middle"/>
    </style:style>
    <style:style style:name="gr37" style:family="graphic" style:parent-style-name="standard">
      <style:graphic-properties draw:fill="none" draw:textarea-horizontal-align="justify" draw:textarea-vertical-align="middle" draw:auto-grow-height="false" fo:min-height="0.85cm" fo:min-width="2.1cm"/>
    </style:style>
    <style:style style:name="gr38" style:family="graphic" style:parent-style-name="standard">
      <style:graphic-properties draw:stroke="none" svg:stroke-color="#000000" draw:fill="none" draw:fill-color="#ffffff" draw:textarea-vertical-align="bottom" fo:min-height="1.603cm"/>
    </style:style>
    <style:style style:name="gr39" style:family="graphic" style:parent-style-name="standard">
      <style:graphic-properties draw:fill="none" draw:textarea-horizontal-align="justify" draw:textarea-vertical-align="middle" draw:auto-grow-height="false" fo:min-height="0.75cm" fo:min-width="1.1cm"/>
    </style:style>
    <style:style style:name="gr40" style:family="graphic" style:parent-style-name="standard">
      <style:graphic-properties draw:stroke="none" svg:stroke-color="#000000" draw:fill="none" draw:fill-color="#ffffff" draw:textarea-vertical-align="bottom" fo:min-height="0.35cm"/>
    </style:style>
    <style:style style:name="gr41" style:family="graphic" style:parent-style-name="objectwithoutfill">
      <style:graphic-properties draw:stroke="dash" draw:stroke-dash="Dashed_20__28_var_29_" svg:stroke-color="#000000" draw:marker-end="" draw:marker-end-width="0.3cm" draw:fill="none" draw:textarea-vertical-align="middle"/>
    </style:style>
    <style:style style:name="gr42" style:family="graphic" style:parent-style-name="standard">
      <style:graphic-properties draw:stroke="none" svg:stroke-color="#000000" draw:fill="none" draw:fill-color="#ffffff" fo:min-height="1.195cm"/>
    </style:style>
    <style:style style:name="gr43" style:family="graphic" style:parent-style-name="standard">
      <style:graphic-properties draw:stroke="none" svg:stroke-color="#000000" draw:fill="none" draw:fill-color="#ffffff" draw:textarea-vertical-align="bottom" fo:min-height="1.9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1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8pt" style:font-size-asian="18pt" style:font-size-complex="18pt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ize="8pt" style:font-size-asian="18pt" style:font-size-complex="18pt"/>
    </style:style>
    <style:style style:name="P7" style:family="paragraph">
      <loext:graphic-properties draw:fill="none" draw:fill-color="#ffffff"/>
      <style:text-properties fo:font-size="11pt" style:font-size-asian="18pt" style:font-size-complex="18pt"/>
    </style:style>
    <style:style style:name="P8" style:family="paragraph">
      <loext:graphic-properties draw:fill="none" draw:fill-color="#ffffff"/>
      <style:paragraph-properties fo:text-align="center"/>
      <style:text-properties fo:font-size="11pt" style:font-size-asian="18pt" style:font-size-complex="18pt"/>
    </style:style>
    <style:style style:name="P9" style:family="paragraph">
      <loext:graphic-properties draw:fill="none" draw:fill-color="#ffffff"/>
      <style:paragraph-properties fo:text-align="center"/>
      <style:text-properties fo:font-size="18pt" style:text-underline-style="solid" style:text-underline-width="auto" style:text-underline-color="font-color" style:font-size-asian="18pt" style:font-size-complex="18pt"/>
    </style:style>
    <style:style style:name="P10" style:family="paragraph">
      <loext:graphic-properties draw:fill="none"/>
      <style:paragraph-properties fo:text-align="center"/>
      <style:text-properties fo:font-size="8pt" style:font-size-asian="18pt" style:font-size-complex="18pt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/>
      <style:text-properties fo:font-size="8pt" style:font-size-asian="18pt" style:font-size-complex="18pt"/>
    </style:style>
    <style:style style:name="P13" style:family="paragraph">
      <loext:graphic-properties draw:fill="none" draw:fill-color="#ffffff"/>
      <style:paragraph-properties fo:text-align="center"/>
      <style:text-properties fo:font-size="8pt" fo:font-weight="normal" style:font-size-asian="18pt" style:font-weight-asian="normal" style:font-size-complex="18pt" style:font-weight-complex="normal"/>
    </style:style>
    <style:style style:name="P14" style:family="paragraph">
      <loext:graphic-properties draw:fill="none" draw:fill-color="#ffffff"/>
      <style:paragraph-properties fo:text-align="center"/>
      <style:text-properties fo:font-size="14pt" style:text-underline-style="none" style:font-size-asian="18pt" style:font-size-complex="18pt"/>
    </style:style>
    <style:style style:name="P15" style:family="paragraph"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fo:font-size="11pt" style:font-size-asian="18pt" style:font-size-complex="18pt"/>
    </style:style>
    <style:style style:name="T2" style:family="text">
      <style:text-properties fo:font-size="8pt" style:font-size-asian="18pt" style:font-size-complex="18pt"/>
    </style:style>
    <style:style style:name="T3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8pt" fo:font-weight="normal" style:font-size-asian="18pt" style:font-weight-asian="normal" style:font-size-complex="18pt" style:font-weight-complex="normal"/>
    </style:style>
    <style:style style:name="T6" style:family="text">
      <style:text-properties style:font-name="Liberation Sans1" fo:font-size="11pt" style:font-name-asian="Liberation Sans1" style:font-size-asian="18pt" style:font-name-complex="Liberation Sans1" style:font-size-complex="18pt"/>
    </style:style>
    <style:style style:name="T7" style:family="text">
      <style:text-properties fo:font-size="14pt" style:text-underline-style="none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2cm" svg:height="1.6cm" svg:x="3.3cm" svg:y="8.8cm">
          <text:p text:style-name="P1"><text:span text:style-name="T1">DDR</text:span></text:p>
          <text:p text:style-name="P1"><text:span text:style-name="T1">demu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1.2cm" svg:height="1cm" svg:x="6.4cm" svg:y="8.3cm">
          <text:p text:style-name="P1"><text:span text:style-name="T1">Grey</text:span></text:p>
          <text:p text:style-name="P1"><text:span text:style-name="T1">/Bi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1.2cm" svg:height="1cm" svg:x="6.4cm" svg:y="9.9cm">
          <text:p text:style-name="P1"><text:span text:style-name="T1">Grey</text:span></text:p>
          <text:p text:style-name="P1"><text:span text:style-name="T1">/Bin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4.5cm" svg:y1="9.6cm" svg:x2="6.4cm" svg:y2="8.8cm" draw:start-shape="id1" draw:start-glue-point="1" draw:end-shape="id2" draw:end-glue-point="3" svg:d="M4500 9600h950v-800h950" svg:viewBox="0 0 1901 801">
          <text:p/>
        </draw:connector>
        <draw:connector draw:style-name="gr3" draw:text-style-name="P1" draw:layer="layout" svg:x1="4.5cm" svg:y1="9.6cm" svg:x2="6.4cm" svg:y2="10.4cm" draw:start-shape="id1" draw:start-glue-point="1" draw:end-shape="id3" draw:end-glue-point="3" svg:d="M4500 9600h950v800h950" svg:viewBox="0 0 1901 801">
          <text:p/>
        </draw:connector>
        <draw:line draw:style-name="gr4" draw:text-style-name="P3" draw:layer="layout" svg:x1="6.2cm" svg:y1="8.7cm" svg:x2="6.1cm" svg:y2="8.9cm">
          <text:p/>
        </draw:line>
        <draw:line draw:style-name="gr4" draw:text-style-name="P3" draw:layer="layout" svg:x1="6.2cm" svg:y1="10.3cm" svg:x2="6.1cm" svg:y2="10.5cm">
          <text:p/>
        </draw:line>
        <draw:line draw:style-name="gr4" draw:text-style-name="P3" draw:layer="layout" svg:x1="4.7cm" svg:y1="9.5cm" svg:x2="4.6cm" svg:y2="9.7cm">
          <text:p/>
        </draw:line>
        <draw:line draw:style-name="gr5" draw:text-style-name="P3" draw:layer="layout" svg:x1="2.6cm" svg:y1="9.6cm" svg:x2="3.3cm" svg:y2="9.6cm">
          <text:p/>
        </draw:line>
        <draw:line draw:style-name="gr4" draw:text-style-name="P3" draw:layer="layout" svg:x1="3cm" svg:y1="9.5cm" svg:x2="2.9cm" svg:y2="9.7cm">
          <text:p/>
        </draw:line>
        <draw:frame draw:style-name="gr6" draw:text-style-name="P4" draw:layer="layout" svg:width="0.9cm" svg:height="0.518cm" svg:x="4.3cm" svg:y="9.182cm">
          <draw:text-box>
            <text:p><text:span text:style-name="T2">16</text:span></text:p>
          </draw:text-box>
        </draw:frame>
        <draw:frame draw:style-name="gr6" draw:text-style-name="P4" draw:layer="layout" svg:width="0.6cm" svg:height="0.518cm" svg:x="7.7cm" svg:y="8.382cm">
          <draw:text-box>
            <text:p><text:span text:style-name="T2">8</text:span></text:p>
          </draw:text-box>
        </draw:frame>
        <draw:frame draw:style-name="gr6" draw:text-style-name="P4" draw:layer="layout" svg:width="0.6cm" svg:height="0.518cm" svg:x="5.8cm" svg:y="10cm">
          <draw:text-box>
            <text:p><text:span text:style-name="T2">8</text:span></text:p>
          </draw:text-box>
        </draw:frame>
        <draw:frame draw:style-name="gr6" draw:text-style-name="P4" draw:layer="layout" svg:width="0.6cm" svg:height="0.518cm" svg:x="2.6cm" svg:y="9.182cm">
          <draw:text-box>
            <text:p><text:span text:style-name="T2">8</text:span></text:p>
          </draw:text-box>
        </draw:frame>
        <draw:custom-shape draw:style-name="gr2" draw:text-style-name="P2" xml:id="id10" draw:id="id10" draw:layer="layout" svg:width="1.2cm" svg:height="1cm" svg:x="7.8cm" svg:y="11.4cm">
          <text:p text:style-name="P1"><text:span text:style-name="T1">DC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1.2cm" svg:height="1cm" svg:x="9.4cm" svg:y="11.4cm">
          <text:p text:style-name="P1"><text:span text:style-name="T1">DC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1.2cm" svg:height="1cm" svg:x="11.9cm" svg:y="8.3cm">
          <text:p text:style-name="P1"><text:span text:style-name="T1">Quan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1.2cm" svg:height="1cm" svg:x="10.3cm" svg:y="9.9cm">
          <text:p text:style-name="P1"><text:span text:style-name="T1">Quant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7.6cm" svg:y1="8.8cm" svg:x2="11.9cm" svg:y2="8.8cm" draw:start-shape="id2" draw:start-glue-point="1" draw:end-shape="id4" draw:end-glue-point="3" svg:d="M7600 8800h4300" svg:viewBox="0 0 4301 1">
          <text:p/>
        </draw:connector>
        <draw:connector draw:style-name="gr3" draw:text-style-name="P1" draw:layer="layout" svg:x1="7.6cm" svg:y1="10.4cm" svg:x2="10.3cm" svg:y2="10.4cm" draw:start-shape="id3" draw:start-glue-point="1" draw:end-shape="id5" draw:end-glue-point="3" svg:d="M7600 10400h2700" svg:viewBox="0 0 2701 1">
          <text:p/>
        </draw:connector>
        <draw:line draw:style-name="gr5" draw:text-style-name="P3" draw:layer="layout" svg:x1="8.4cm" svg:y1="8.8cm" svg:x2="8.4cm" svg:y2="11.4cm">
          <text:p/>
        </draw:line>
        <draw:line draw:style-name="gr5" draw:text-style-name="P3" draw:layer="layout" svg:x1="10cm" svg:y1="10.4cm" svg:x2="10cm" svg:y2="11.4cm">
          <text:p/>
        </draw:line>
        <draw:custom-shape draw:style-name="gr7" draw:text-style-name="P5" draw:layer="layout" svg:width="0.052cm" svg:height="0.054cm" svg:x="9.972cm" svg:y="10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052cm" svg:height="0.054cm" svg:x="8.374cm" svg:y="8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15" draw:id="id15" draw:layer="layout" svg:width="1.6cm" svg:height="4.6cm" svg:x="15cm" svg:y="6.2cm">
          <text:p text:style-name="P1"><text:span text:style-name="T1">R</text:span></text:p>
          <text:p text:style-name="P1"><text:span text:style-name="T1">e</text:span></text:p>
          <text:p text:style-name="P1"><text:span text:style-name="T1">s</text:span></text:p>
          <text:p text:style-name="P1"><text:span text:style-name="T1">y</text:span></text:p>
          <text:p text:style-name="P1"><text:span text:style-name="T1">n</text:span></text:p>
          <text:p text:style-name="P1"><text:span text:style-name="T1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3" draw:layer="layout" svg:x1="11.5cm" svg:y1="10.4cm" svg:x2="15cm" svg:y2="10.4cm">
          <text:p/>
        </draw:line>
        <draw:line draw:style-name="gr5" draw:text-style-name="P3" draw:layer="layout" svg:x1="13.1cm" svg:y1="8.8cm" svg:x2="15cm" svg:y2="8.8cm">
          <text:p/>
        </draw:line>
        <draw:line draw:style-name="gr4" draw:text-style-name="P3" draw:layer="layout" svg:x1="8.4cm" svg:y1="8.8cm" svg:x2="8.4cm" svg:y2="6.5cm">
          <text:p/>
        </draw:line>
        <draw:line draw:style-name="gr5" draw:text-style-name="P3" draw:layer="layout" svg:x1="8.4cm" svg:y1="6.5cm" svg:x2="15cm" svg:y2="6.5cm">
          <text:p/>
        </draw:line>
        <draw:line draw:style-name="gr4" draw:text-style-name="P3" draw:layer="layout" svg:x1="10cm" svg:y1="10.4cm" svg:x2="10cm" svg:y2="7.8cm">
          <text:p/>
        </draw:line>
        <draw:line draw:style-name="gr5" draw:text-style-name="P3" draw:layer="layout" svg:x1="10cm" svg:y1="7.8cm" svg:x2="15cm" svg:y2="7.8cm">
          <text:p/>
        </draw:line>
        <draw:frame draw:style-name="gr6" draw:text-style-name="P4" draw:layer="layout" svg:width="0.6cm" svg:height="0.518cm" svg:x="7.7cm" svg:y="9.982cm">
          <draw:text-box>
            <text:p><text:span text:style-name="T2">8</text:span></text:p>
          </draw:text-box>
        </draw:frame>
        <draw:line draw:style-name="gr4" draw:text-style-name="P3" draw:layer="layout" svg:x1="8.1cm" svg:y1="8.7cm" svg:x2="8cm" svg:y2="8.9cm">
          <text:p/>
        </draw:line>
        <draw:line draw:style-name="gr4" draw:text-style-name="P3" draw:layer="layout" svg:x1="8.1cm" svg:y1="10.3cm" svg:x2="8cm" svg:y2="10.5cm">
          <text:p/>
        </draw:line>
        <draw:frame draw:style-name="gr6" draw:text-style-name="P4" draw:layer="layout" svg:width="1.3cm" svg:height="0.518cm" svg:x="13.522cm" svg:y="6.07cm">
          <draw:text-box>
            <text:p><text:span text:style-name="T2">ch1_i</text:span></text:p>
          </draw:text-box>
        </draw:frame>
        <draw:frame draw:style-name="gr6" draw:text-style-name="P4" draw:layer="layout" svg:width="1.3cm" svg:height="0.518cm" svg:x="13.5cm" svg:y="7.382cm">
          <draw:text-box>
            <text:p><text:span text:style-name="T2">ch1_q</text:span></text:p>
          </draw:text-box>
        </draw:frame>
        <draw:frame draw:style-name="gr9" draw:text-style-name="P4" draw:layer="layout" svg:width="1.4cm" svg:height="0.785cm" svg:x="13.5cm" svg:y="8.315cm">
          <draw:text-box>
            <text:p><text:span text:style-name="T2">ch1_si</text:span></text:p>
          </draw:text-box>
        </draw:frame>
        <draw:frame draw:style-name="gr9" draw:text-style-name="P4" draw:layer="layout" svg:width="1.5cm" svg:height="0.785cm" svg:x="13.5cm" svg:y="9.915cm">
          <draw:text-box>
            <text:p><text:span text:style-name="T2">ch1_sq</text:span></text:p>
          </draw:text-box>
        </draw:frame>
        <draw:frame draw:style-name="gr9" draw:text-style-name="P6" xml:id="id11" draw:id="id11" draw:layer="layout" svg:width="2cm" svg:height="0.785cm" svg:x="7.4cm" svg:y="12.9cm">
          <draw:text-box>
            <text:p text:style-name="P1"><text:span text:style-name="T2">ch1_i_sum</text:span></text:p>
            <text:p text:style-name="P1"><text:span text:style-name="T2">PORT 35</text:span></text:p>
          </draw:text-box>
        </draw:frame>
        <draw:frame draw:style-name="gr9" draw:text-style-name="P6" xml:id="id9" draw:id="id9" draw:layer="layout" svg:width="2cm" svg:height="0.785cm" svg:x="9cm" svg:y="12.915cm">
          <draw:text-box>
            <text:p text:style-name="P1"><text:span text:style-name="T2">ch1_q_sum</text:span></text:p>
            <text:p text:style-name="P1"><text:span text:style-name="T2">PORT 36</text:span></text:p>
          </draw:text-box>
        </draw:frame>
        <draw:custom-shape draw:style-name="gr2" draw:text-style-name="P2" xml:id="id6" draw:id="id6" draw:layer="layout" svg:width="1.2cm" svg:height="1cm" svg:x="12.7cm" svg:y="11.4cm">
          <text:p text:style-name="P1"><text:span text:style-name="T1">Hist</text:span></text:p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2cm" svg:height="0.785cm" svg:x="11.3cm" svg:y="12.915cm">
          <draw:text-box>
            <text:p text:style-name="P1"><text:span text:style-name="T2">ch1_host_0</text:span></text:p>
            <text:p text:style-name="P1"><text:span text:style-name="T2">PORT 20</text:span></text:p>
          </draw:text-box>
        </draw:frame>
        <draw:line draw:style-name="gr5" draw:text-style-name="P3" draw:layer="layout" svg:x1="13.3cm" svg:y1="8.8cm" svg:x2="13.3cm" svg:y2="11.4cm">
          <text:p/>
        </draw:line>
        <draw:custom-shape draw:style-name="gr7" draw:text-style-name="P5" draw:layer="layout" svg:width="0.052cm" svg:height="0.054cm" svg:x="13.273cm" svg:y="8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052cm" svg:height="0.054cm" svg:x="9.973cm" svg:y="10.3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xml:id="id7" draw:id="id7" draw:layer="layout" svg:width="2cm" svg:height="0.785cm" svg:x="13.3cm" svg:y="12.915cm">
          <draw:text-box>
            <text:p text:style-name="P1"><text:span text:style-name="T2">ch1_host_0</text:span></text:p>
            <text:p text:style-name="P1"><text:span text:style-name="T2">PORT 20</text:span></text:p>
          </draw:text-box>
        </draw:frame>
        <draw:connector draw:style-name="gr3" draw:text-style-name="P1" draw:layer="layout" draw:line-skew="-0.308cm" svg:x1="13.3cm" svg:y1="12.4cm" svg:x2="12.3cm" svg:y2="12.915cm" draw:start-shape="id6" draw:start-glue-point="2" svg:d="M13300 12400v200h-1000v315" svg:viewBox="0 0 1001 516">
          <text:p/>
        </draw:connector>
        <draw:connector draw:style-name="gr3" draw:text-style-name="P1" draw:layer="layout" draw:line-skew="-0.058cm" svg:x1="13.3cm" svg:y1="12.4cm" svg:x2="14.3cm" svg:y2="12.915cm" draw:start-shape="id6" draw:start-glue-point="2" draw:end-shape="id7" draw:end-glue-point="0" svg:d="M13300 12400v200h1000v315" svg:viewBox="0 0 1001 516">
          <text:p/>
        </draw:connector>
        <draw:connector draw:style-name="gr3" draw:text-style-name="P1" draw:layer="layout" svg:x1="10cm" svg:y1="12.4cm" svg:x2="10cm" svg:y2="12.915cm" draw:start-shape="id8" draw:start-glue-point="2" draw:end-shape="id9" draw:end-glue-point="0" svg:d="M10000 12400v515" svg:viewBox="0 0 1 516">
          <text:p/>
        </draw:connector>
        <draw:connector draw:style-name="gr3" draw:text-style-name="P1" draw:layer="layout" svg:x1="8.4cm" svg:y1="12.4cm" svg:x2="8.4cm" svg:y2="12.9cm" draw:start-shape="id10" draw:start-glue-point="2" draw:end-shape="id11" draw:end-glue-point="0" svg:d="M8400 12400v500" svg:viewBox="0 0 1 501">
          <text:p/>
        </draw:connector>
        <draw:frame draw:style-name="gr9" draw:text-style-name="P6" xml:id="id13" draw:id="id13" draw:layer="layout" svg:width="2cm" svg:height="0.785cm" svg:x="9.9cm" svg:y="4.715cm">
          <draw:text-box>
            <text:p text:style-name="P1"><text:span text:style-name="T2">PORT 22</text:span></text:p>
            <text:p text:style-name="P1"><text:span text:style-name="T2">ch1_i_dc</text:span></text:p>
          </draw:text-box>
        </draw:frame>
        <draw:frame draw:style-name="gr9" draw:text-style-name="P6" xml:id="id12" draw:id="id12" draw:layer="layout" svg:width="2cm" svg:height="0.785cm" svg:x="11.5cm" svg:y="4.7cm">
          <draw:text-box>
            <text:p text:style-name="P1"><text:span text:style-name="T2">PORT 22</text:span></text:p>
            <text:p text:style-name="P1"><text:span text:style-name="T2">ch1_q_dc</text:span></text:p>
          </draw:text-box>
        </draw:frame>
        <draw:connector draw:style-name="gr3" draw:text-style-name="P1" draw:layer="layout" svg:x1="12.5cm" svg:y1="5.485cm" svg:x2="12.5cm" svg:y2="8.3cm" draw:start-shape="id12" draw:start-glue-point="2" draw:end-shape="id4" draw:end-glue-point="0" svg:d="M12500 5485v2815" svg:viewBox="0 0 1 2816">
          <text:p/>
        </draw:connector>
        <draw:connector draw:style-name="gr3" draw:text-style-name="P1" draw:layer="layout" svg:x1="10.9cm" svg:y1="5.5cm" svg:x2="10.9cm" svg:y2="9.9cm" draw:start-shape="id13" draw:start-glue-point="2" draw:end-shape="id5" draw:end-glue-point="0" svg:d="M10900 5500v4400" svg:viewBox="0 0 1 4401">
          <text:p/>
        </draw:connector>
        <draw:frame draw:style-name="gr10" draw:text-style-name="P6" draw:layer="layout" svg:width="2cm" svg:height="0.785cm" svg:x="2.9cm" svg:y="4.715cm">
          <draw:text-box>
            <text:p text:style-name="P1"><text:span text:style-name="T2">clk_adc</text:span></text:p>
          </draw:text-box>
        </draw:frame>
        <draw:connector draw:style-name="gr3" draw:text-style-name="P1" draw:layer="layout" svg:x1="3.9cm" svg:y1="5.5cm" svg:x2="3.9cm" svg:y2="8.8cm" draw:end-shape="id1" draw:end-glue-point="0" svg:d="M3900 5500v3300" svg:viewBox="0 0 1 3301">
          <text:p/>
        </draw:connector>
        <draw:frame draw:style-name="gr9" draw:text-style-name="P6" xml:id="id14" draw:id="id14" draw:layer="layout" svg:width="2cm" svg:height="0.785cm" svg:x="14.8cm" svg:y="4.715cm">
          <draw:text-box>
            <text:p text:style-name="P1"><text:span text:style-name="T2">source_clk</text:span></text:p>
            <text:p text:style-name="P1"><text:span text:style-name="T2">(adc_clk)</text:span></text:p>
          </draw:text-box>
        </draw:frame>
        <draw:frame draw:style-name="gr9" draw:text-style-name="P6" draw:layer="layout" svg:width="2cm" svg:height="0.785cm" svg:x="11.5cm" svg:y="4.701cm">
          <draw:text-box>
            <text:p text:style-name="P1"><text:span text:style-name="T2">PORT 22</text:span></text:p>
            <text:p text:style-name="P1"><text:span text:style-name="T2">ch1_q_dc</text:span></text:p>
          </draw:text-box>
        </draw:frame>
        <draw:connector draw:style-name="gr3" draw:text-style-name="P1" draw:layer="layout" svg:x1="15.8cm" svg:y1="5.5cm" svg:x2="15.8cm" svg:y2="6.2cm" draw:start-shape="id14" draw:start-glue-point="2" draw:end-shape="id15" draw:end-glue-point="0" svg:d="M15800 5500v700" svg:viewBox="0 0 1 701">
          <text:p/>
        </draw:connector>
        <draw:line draw:style-name="gr4" draw:text-style-name="P3" draw:layer="layout" svg:x1="13.6cm" svg:y1="8.7cm" svg:x2="13.5cm" svg:y2="8.9cm">
          <text:p/>
        </draw:line>
        <draw:line draw:style-name="gr4" draw:text-style-name="P3" draw:layer="layout" svg:x1="13.6cm" svg:y1="10.3cm" svg:x2="13.5cm" svg:y2="10.5cm">
          <text:p/>
        </draw:line>
        <draw:frame draw:style-name="gr6" draw:text-style-name="P4" draw:layer="layout" svg:width="0.6cm" svg:height="0.518cm" svg:x="13.2cm" svg:y="8.382cm">
          <draw:text-box>
            <text:p><text:span text:style-name="T2">2</text:span></text:p>
          </draw:text-box>
        </draw:frame>
        <draw:frame draw:style-name="gr6" draw:text-style-name="P4" draw:layer="layout" svg:width="0.6cm" svg:height="0.518cm" svg:x="13.2cm" svg:y="9.982cm">
          <draw:text-box>
            <text:p><text:span text:style-name="T2">2</text:span></text:p>
          </draw:text-box>
        </draw:frame>
        <draw:custom-shape draw:style-name="gr8" draw:text-style-name="P2" xml:id="id17" draw:id="id17" draw:layer="layout" svg:width="1.6cm" svg:height="4.6cm" svg:x="18.4cm" svg:y="6.2cm">
          <text:p text:style-name="P1"><text:span text:style-name="T1">F</text:span></text:p>
          <text:p text:style-name="P1"><text:span text:style-name="T1">r</text:span></text:p>
          <text:p text:style-name="P1"><text:span text:style-name="T1">a</text:span></text:p>
          <text:p text:style-name="P1"><text:span text:style-name="T1">m</text:span></text:p>
          <text:p text:style-name="P1"><text:span text:style-name="T1">e</text:span></text:p>
          <text:p text:style-name="P1"><text:span text:style-name="T1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3" draw:layer="layout" svg:x1="16.6cm" svg:y1="6.5cm" svg:x2="18.4cm" svg:y2="6.5cm">
          <text:p/>
        </draw:line>
        <draw:line draw:style-name="gr5" draw:text-style-name="P3" draw:layer="layout" svg:x1="16.6cm" svg:y1="7.8cm" svg:x2="18.4cm" svg:y2="7.8cm">
          <text:p/>
        </draw:line>
        <draw:line draw:style-name="gr5" draw:text-style-name="P3" draw:layer="layout" svg:x1="16.6cm" svg:y1="8.8cm" svg:x2="18.4cm" svg:y2="8.8cm">
          <text:p/>
        </draw:line>
        <draw:line draw:style-name="gr5" draw:text-style-name="P3" draw:layer="layout" svg:x1="16.6cm" svg:y1="10.4cm" svg:x2="18.4cm" svg:y2="10.4cm">
          <text:p/>
        </draw:line>
        <draw:frame draw:style-name="gr6" draw:text-style-name="P4" draw:layer="layout" svg:width="1.3cm" svg:height="0.518cm" svg:x="17.1cm" svg:y="6.082cm">
          <draw:text-box>
            <text:p><text:span text:style-name="T2">ch1_i</text:span></text:p>
          </draw:text-box>
        </draw:frame>
        <draw:frame draw:style-name="gr6" draw:text-style-name="P4" draw:layer="layout" svg:width="1.3cm" svg:height="0.518cm" svg:x="17.1cm" svg:y="7.382cm">
          <draw:text-box>
            <text:p><text:span text:style-name="T2">ch1_q</text:span></text:p>
          </draw:text-box>
        </draw:frame>
        <draw:frame draw:style-name="gr9" draw:text-style-name="P4" draw:layer="layout" svg:width="1.4cm" svg:height="0.785cm" svg:x="17cm" svg:y="8.315cm">
          <draw:text-box>
            <text:p><text:span text:style-name="T2">ch1_si</text:span></text:p>
          </draw:text-box>
        </draw:frame>
        <draw:frame draw:style-name="gr9" draw:text-style-name="P4" draw:layer="layout" svg:width="1.5cm" svg:height="0.785cm" svg:x="16.9cm" svg:y="9.915cm">
          <draw:text-box>
            <text:p><text:span text:style-name="T2">ch1_sq</text:span></text:p>
          </draw:text-box>
        </draw:frame>
        <draw:frame draw:style-name="gr6" draw:text-style-name="P4" draw:layer="layout" svg:width="0.6cm" svg:height="0.518cm" svg:x="16.6cm" svg:y="8.382cm">
          <draw:text-box>
            <text:p><text:span text:style-name="T2">2</text:span></text:p>
          </draw:text-box>
        </draw:frame>
        <draw:line draw:style-name="gr4" draw:text-style-name="P3" draw:layer="layout" svg:x1="17cm" svg:y1="8.7cm" svg:x2="16.9cm" svg:y2="8.9cm">
          <text:p/>
        </draw:line>
        <draw:line draw:style-name="gr4" draw:text-style-name="P3" draw:layer="layout" svg:x1="17cm" svg:y1="10.3cm" svg:x2="16.9cm" svg:y2="10.5cm">
          <text:p/>
        </draw:line>
        <draw:line draw:style-name="gr4" draw:text-style-name="P3" draw:layer="layout" svg:x1="17cm" svg:y1="7.7cm" svg:x2="16.9cm" svg:y2="7.9cm">
          <text:p/>
        </draw:line>
        <draw:line draw:style-name="gr4" draw:text-style-name="P3" draw:layer="layout" svg:x1="17cm" svg:y1="6.4cm" svg:x2="16.9cm" svg:y2="6.6cm">
          <text:p/>
        </draw:line>
        <draw:frame draw:style-name="gr6" draw:text-style-name="P4" draw:layer="layout" svg:width="0.6cm" svg:height="0.518cm" svg:x="16.6cm" svg:y="9.982cm">
          <draw:text-box>
            <text:p><text:span text:style-name="T2">2</text:span></text:p>
          </draw:text-box>
        </draw:frame>
        <draw:frame draw:style-name="gr6" draw:text-style-name="P4" draw:layer="layout" svg:width="0.6cm" svg:height="0.518cm" svg:x="16.6cm" svg:y="6.082cm">
          <draw:text-box>
            <text:p><text:span text:style-name="T2">8</text:span></text:p>
          </draw:text-box>
        </draw:frame>
        <draw:frame draw:style-name="gr6" draw:text-style-name="P4" draw:layer="layout" svg:width="0.6cm" svg:height="0.518cm" svg:x="16.6cm" svg:y="7.382cm">
          <draw:text-box>
            <text:p><text:span text:style-name="T2">8</text:span></text:p>
          </draw:text-box>
        </draw:frame>
        <draw:frame draw:style-name="gr9" draw:text-style-name="P6" xml:id="id16" draw:id="id16" draw:layer="layout" svg:width="2cm" svg:height="0.785cm" svg:x="18.2cm" svg:y="4.715cm">
          <draw:text-box>
            <text:p text:style-name="P1"><text:span text:style-name="T2">PORT 47</text:span></text:p>
            <text:p text:style-name="P1"><text:span text:style-name="T2">mode</text:span></text:p>
          </draw:text-box>
        </draw:frame>
        <draw:connector draw:style-name="gr3" draw:text-style-name="P1" draw:layer="layout" svg:x1="19.2cm" svg:y1="5.5cm" svg:x2="19.2cm" svg:y2="6.2cm" draw:start-shape="id16" draw:start-glue-point="2" draw:end-shape="id17" draw:end-glue-point="0" svg:d="M19200 5500v700" svg:viewBox="0 0 1 701">
          <text:p/>
        </draw:connector>
        <draw:custom-shape draw:style-name="gr11" draw:text-style-name="P2" xml:id="id18" draw:id="id18" draw:layer="layout" svg:width="1.994cm" svg:height="1.4cm" draw:transform="skewX (-0.00785398163397448) translate (21.1cm 7.8cm)">
          <text:p text:style-name="P1"><text:span text:style-name="T1">Packet</text:span></text:p>
          <text:p text:style-name="P1"><text:span text:style-name="T1">Streamer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0cm" svg:y1="8.5cm" svg:x2="21.105cm" svg:y2="8.5cm" draw:start-shape="id17" draw:start-glue-point="1" draw:end-shape="id18" draw:end-glue-point="3" svg:d="M20000 8500h1105" svg:viewBox="0 0 1106 1">
          <text:p/>
        </draw:connector>
        <draw:frame draw:style-name="gr9" draw:text-style-name="P6" draw:layer="layout" svg:width="1.4cm" svg:height="0.785cm" svg:x="19.9cm" svg:y="7.815cm">
          <draw:text-box>
            <text:p text:style-name="P1"><text:span text:style-name="T2">Source</text:span></text:p>
            <text:p text:style-name="P1"><text:span text:style-name="T2">_data</text:span></text:p>
          </draw:text-box>
        </draw:frame>
        <draw:frame draw:style-name="gr9" draw:text-style-name="P6" draw:layer="layout" svg:width="2.6cm" svg:height="0.785cm" svg:x="23.4cm" svg:y="4.715cm">
          <draw:text-box>
            <text:p text:style-name="P1"><text:span text:style-name="T2">phy_tx_mux_clk</text:span></text:p>
            <text:p text:style-name="P1"><text:span text:style-name="T2">(clk125)</text:span></text:p>
          </draw:text-box>
        </draw:frame>
        <draw:custom-shape draw:style-name="gr12" draw:text-style-name="P2" xml:id="id19" draw:id="id19" draw:layer="layout" svg:width="2cm" svg:height="1.4cm" draw:transform="skewX (-0.00785398163397448) translate (23.789cm 7.8cm)">
          <text:p text:style-name="P1"><text:span text:style-name="T1">DDR</text:span></text:p>
          <text:p text:style-name="P1"><text:span text:style-name="T1">Mu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23.099cm" svg:y1="8.5cm" svg:x2="23.794cm" svg:y2="8.5cm" draw:start-shape="id18" draw:start-glue-point="1" draw:end-shape="id19" draw:end-glue-point="3" svg:d="M23099 8500h695" svg:viewBox="0 0 696 1">
          <text:p/>
        </draw:connector>
        <draw:line draw:style-name="gr13" draw:text-style-name="P3" draw:layer="layout" svg:x1="23.4cm" svg:y1="8.4cm" svg:x2="23.3cm" svg:y2="8.6cm">
          <text:p text:style-name="P1"><text:s text:c="10"/></text:p>
        </draw:line>
        <draw:frame draw:style-name="gr14" draw:text-style-name="P7" draw:layer="layout" svg:width="1.4cm" svg:height="0.615cm" svg:x="1.4cm" svg:y="9.3cm">
          <draw:text-box>
            <text:p><text:span text:style-name="T1">ADC</text:span></text:p>
          </draw:text-box>
        </draw:frame>
        <draw:frame draw:style-name="gr15" draw:text-style-name="P8" draw:layer="layout" svg:width="2cm" svg:height="0.979cm" svg:x="26.3cm" svg:y="7.921cm">
          <draw:text-box>
            <text:p text:style-name="P1"><text:span text:style-name="T1">Ethernet</text:span></text:p>
            <text:p text:style-name="P1"><text:span text:style-name="T1">Phy</text:span></text:p>
          </draw:text-box>
        </draw:frame>
        <draw:frame draw:style-name="gr6" draw:text-style-name="P4" draw:layer="layout" svg:width="1cm" svg:height="0.518cm" svg:x="22.9cm" svg:y="8cm">
          <draw:text-box>
            <text:p><text:span text:style-name="T2">10</text:span></text:p>
          </draw:text-box>
        </draw:frame>
        <draw:line draw:style-name="gr5" draw:text-style-name="P3" draw:layer="layout" svg:x1="24.8cm" svg:y1="5.5cm" svg:x2="24.8cm" svg:y2="7.8cm">
          <text:p/>
        </draw:line>
        <draw:frame draw:style-name="gr6" draw:text-style-name="P4" draw:layer="layout" svg:width="1cm" svg:height="0.518cm" svg:x="25.8cm" svg:y="8.082cm">
          <draw:text-box>
            <text:p><text:span text:style-name="T2">6</text:span></text:p>
          </draw:text-box>
        </draw:frame>
        <draw:line draw:style-name="gr4" draw:text-style-name="P3" draw:layer="layout" svg:x1="26.2cm" svg:y1="8.4cm" svg:x2="26.1cm" svg:y2="8.6cm">
          <text:p/>
        </draw:line>
        <draw:frame draw:style-name="gr16" draw:text-style-name="P9" draw:layer="layout" svg:width="6cm" svg:height="1cm" svg:x="11.9cm" svg:y="1.3cm">
          <draw:text-box>
            <text:p text:style-name="P1"><text:span text:style-name="T3">GNSS Signal Flow</text:span></text:p>
          </draw:text-box>
        </draw:frame>
        <draw:line draw:style-name="gr17" draw:text-style-name="P3" draw:layer="layout" svg:x1="25.8cm" svg:y1="8.5cm" svg:x2="26.7cm" svg:y2="8.5cm">
          <text:p/>
        </draw:line>
        <draw:frame draw:style-name="gr6" draw:text-style-name="P4" draw:layer="layout" svg:width="0.6cm" svg:height="0.518cm" svg:x="5.8cm" svg:y="8.4cm">
          <draw:text-box>
            <text:p><text:span text:style-name="T2">8</text:span></text:p>
          </draw:text-box>
        </draw:frame>
        <draw:frame draw:style-name="gr9" draw:text-style-name="P4" draw:layer="layout" svg:width="1.7cm" svg:height="0.785cm" svg:x="5.3cm" svg:y="9.415cm">
          <draw:text-box>
            <text:p><text:span text:style-name="T2">ch1_data</text:span></text:p>
          </draw:text-box>
        </draw:frame>
        <draw:line draw:style-name="gr18" draw:text-style-name="P3" draw:layer="layout" svg:x1="5cm" svg:y1="4cm" svg:x2="5cm" svg:y2="14cm">
          <text:p/>
        </draw:line>
        <draw:frame draw:style-name="gr9" draw:text-style-name="P4" draw:layer="layout" svg:width="1.4cm" svg:height="0.785cm" svg:x="13.5cm" svg:y="8.316cm">
          <draw:text-box>
            <text:p><text:span text:style-name="T2">ch1_si</text:span></text:p>
          </draw:text-box>
        </draw:frame>
        <draw:frame draw:style-name="gr19" draw:text-style-name="P6" draw:layer="layout" svg:width="1.3cm" svg:height="0.7cm" svg:x="3.6cm" svg:y="3.8cm">
          <draw:text-box>
            <text:p text:style-name="P1"><text:span text:style-name="T2">chip.v</text:span></text:p>
          </draw:text-box>
        </draw:frame>
        <draw:frame draw:style-name="gr19" draw:text-style-name="P6" draw:layer="layout" svg:width="1.3cm" svg:height="0.7cm" svg:x="5.2cm" svg:y="3.8cm">
          <draw:text-box>
            <text:p text:style-name="P1"><text:span text:style-name="T2">top.v</text:span></text:p>
          </draw:text-box>
        </draw:frame>
        <draw:line draw:style-name="gr18" draw:text-style-name="P3" draw:layer="layout" svg:x1="23.5cm" svg:y1="4cm" svg:x2="23.5cm" svg:y2="14cm">
          <text:p/>
        </draw:line>
        <draw:frame draw:style-name="gr19" draw:text-style-name="P6" draw:layer="layout" svg:width="1.3cm" svg:height="0.7cm" svg:x="23.4cm" svg:y="3.8cm">
          <draw:text-box>
            <text:p text:style-name="P1"><text:span text:style-name="T2">chip.v</text:span></text:p>
          </draw:text-box>
        </draw:frame>
        <draw:custom-shape draw:style-name="gr20" draw:text-style-name="P10" draw:layer="layout" svg:width="0.4cm" svg:height="0.4cm" svg:x="2.5cm" svg:y="9.7cm">
          <text:p text:style-name="P1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0.4cm" svg:height="0.4cm" svg:x="8.5cm" svg:y="8.3cm">
          <text:p text:style-name="P1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0.4cm" svg:height="0.4cm" svg:x="11.8cm" svg:y="9.9cm">
          <text:p text:style-name="P1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0.4cm" svg:height="0.4cm" svg:x="4.6cm" svg:y="15.6cm">
          <text:p text:style-name="P1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0.4cm" svg:height="0.4cm" svg:x="4.6cm" svg:y="16.6cm">
          <text:p text:style-name="P1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0.4cm" svg:height="0.4cm" svg:x="4.6cm" svg:y="17.6cm">
          <text:p text:style-name="P1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2.9cm" svg:height="0.785cm" svg:x="10.3cm" svg:y="3.915cm">
          <draw:text-box>
            <text:p text:style-name="P1"><text:span text:style-name="T2">Currently not used</text:span></text:p>
          </draw:text-box>
        </draw:frame>
        <draw:frame draw:style-name="gr6" draw:text-style-name="P12" draw:layer="layout" svg:width="9.9cm" svg:height="0.518cm" svg:x="5cm" svg:y="15.582cm">
          <draw:text-box>
            <text:p text:style-name="P11"><text:span text:style-name="T2">Gray code, bit order reversed, set up in ADC registers</text:span></text:p>
          </draw:text-box>
        </draw:frame>
        <draw:frame draw:style-name="gr9" draw:text-style-name="P6" draw:layer="layout" svg:width="2.9cm" svg:height="0.785cm" svg:x="10.3cm" svg:y="3.916cm">
          <draw:text-box>
            <text:p text:style-name="P1"><text:span text:style-name="T2">Currently not used</text:span></text:p>
          </draw:text-box>
        </draw:frame>
        <draw:frame draw:style-name="gr6" draw:text-style-name="P12" draw:layer="layout" svg:width="9.9cm" svg:height="0.518cm" svg:x="5cm" svg:y="16.582cm">
          <draw:text-box>
            <text:p text:style-name="P11"><text:span text:style-name="T2">Binary 2’s Compoment</text:span></text:p>
          </draw:text-box>
        </draw:frame>
        <draw:frame draw:style-name="gr6" draw:text-style-name="P12" draw:layer="layout" svg:width="9.9cm" svg:height="0.518cm" svg:x="5cm" svg:y="17.582cm">
          <draw:text-box>
            <text:p text:style-name="P11"><text:span text:style-name="T4">2 bit, </text:span><text:span text:style-name="T2">00=-3, 01=-1, 10=+1, 11=+3</text:span></text:p>
          </draw:text-box>
        </draw:frame>
        <draw:frame draw:style-name="gr9" draw:text-style-name="P6" draw:layer="layout" svg:width="2cm" svg:height="0.785cm" svg:x="20.6cm" svg:y="4.715cm">
          <draw:text-box>
            <text:p text:style-name="P1"><text:span text:style-name="T2">source_clk</text:span></text:p>
            <text:p text:style-name="P1"><text:span text:style-name="T2">(adc_clk)</text:span></text:p>
          </draw:text-box>
        </draw:frame>
        <draw:line draw:style-name="gr5" draw:text-style-name="P3" draw:layer="layout" svg:x1="21.6cm" svg:y1="5.5cm" svg:x2="21.6cm" svg:y2="7.8cm">
          <text:p/>
        </draw:line>
        <draw:line draw:style-name="gr5" draw:text-style-name="P3" draw:layer="layout" svg:x1="22.6cm" svg:y1="6.4cm" svg:x2="22.6cm" svg:y2="7.8cm">
          <text:p/>
        </draw:line>
        <draw:line draw:style-name="gr4" draw:text-style-name="P3" draw:layer="layout" svg:x1="22.6cm" svg:y1="6.4cm" svg:x2="24.8cm" svg:y2="6.4cm">
          <text:p/>
        </draw:line>
      </draw:page>
      <draw:page draw:name="page2" draw:style-name="dp1" draw:master-page-name="Default">
        <draw:custom-shape draw:style-name="gr21" draw:text-style-name="P3" draw:layer="layout" svg:width="4.1cm" svg:height="5.3cm" svg:x="20.2cm" svg:y="9.3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1.8cm" svg:height="0.785cm" svg:x="3.2cm" svg:y="3.715cm">
          <draw:text-box>
            <text:p text:style-name="P1"><text:span text:style-name="T2">picorv32.v</text:span></text:p>
          </draw:text-box>
        </draw:frame>
        <draw:custom-shape draw:style-name="gr22" draw:text-style-name="P2" draw:layer="layout" svg:width="2cm" svg:height="4.4cm" svg:x="2cm" svg:y="6cm">
          <text:p text:style-name="P1"><text:span text:style-name="T1">picorv32</text:span></text:p>
          <draw:enhanced-geometry svg:viewBox="0 0 21600 21600" draw:type="rectangle" draw:enhanced-path="M 0 0 L 21600 0 21600 21600 0 21600 0 0 Z N"/>
        </draw:custom-shape>
        <draw:line draw:style-name="gr23" draw:text-style-name="P3" draw:layer="layout" svg:x1="4cm" svg:y1="7cm" svg:x2="11.9cm" svg:y2="7cm">
          <text:p/>
        </draw:line>
        <draw:frame draw:style-name="gr10" draw:text-style-name="P6" draw:layer="layout" svg:width="2.7cm" svg:height="0.785cm" svg:x="3.5cm" svg:y="6.3cm">
          <draw:text-box>
            <text:p text:style-name="P1"><text:span text:style-name="T2">mem_valid</text:span></text:p>
          </draw:text-box>
        </draw:frame>
        <draw:line draw:style-name="gr24" draw:text-style-name="P3" draw:layer="layout" svg:x1="4cm" svg:y1="6.2cm" svg:x2="7.8cm" svg:y2="6.2cm">
          <text:p/>
        </draw:line>
        <draw:frame draw:style-name="gr10" draw:text-style-name="P6" draw:layer="layout" svg:width="2.7cm" svg:height="0.785cm" svg:x="3.6cm" svg:y="5.515cm">
          <draw:text-box>
            <text:p text:style-name="P1"><text:span text:style-name="T2">mem_ready</text:span></text:p>
          </draw:text-box>
        </draw:frame>
        <draw:line draw:style-name="gr23" draw:text-style-name="P3" draw:layer="layout" svg:x1="4cm" svg:y1="7.8cm" svg:x2="11.9cm" svg:y2="7.8cm">
          <text:p/>
        </draw:line>
        <draw:frame draw:style-name="gr10" draw:text-style-name="P6" draw:layer="layout" svg:width="3.1cm" svg:height="0.785cm" svg:x="3.6cm" svg:y="7.115cm">
          <draw:text-box>
            <text:p text:style-name="P1"><text:span text:style-name="T2">mem_addr[31:0]</text:span></text:p>
          </draw:text-box>
        </draw:frame>
        <draw:line draw:style-name="gr23" draw:text-style-name="P3" draw:layer="layout" svg:x1="4cm" svg:y1="8.6cm" svg:x2="11.9cm" svg:y2="8.6cm">
          <text:p/>
        </draw:line>
        <draw:frame draw:style-name="gr10" draw:text-style-name="P6" draw:layer="layout" svg:width="2.9cm" svg:height="0.785cm" svg:x="3.8cm" svg:y="7.915cm">
          <draw:text-box>
            <text:p text:style-name="P1"><text:span text:style-name="T2">mem_wdata[31:0]</text:span></text:p>
          </draw:text-box>
        </draw:frame>
        <draw:line draw:style-name="gr23" draw:text-style-name="P3" draw:layer="layout" svg:x1="4cm" svg:y1="9.4cm" svg:x2="11.9cm" svg:y2="9.4cm">
          <text:p/>
        </draw:line>
        <draw:frame draw:style-name="gr10" draw:text-style-name="P6" draw:layer="layout" svg:width="2.7cm" svg:height="0.785cm" svg:x="3.7cm" svg:y="8.7cm">
          <draw:text-box>
            <text:p text:style-name="P1"><text:span text:style-name="T2">mem_wstrb[3:0]</text:span></text:p>
          </draw:text-box>
        </draw:frame>
        <draw:line draw:style-name="gr24" draw:text-style-name="P3" draw:layer="layout" svg:x1="4cm" svg:y1="10.2cm" svg:x2="11.9cm" svg:y2="10.2cm">
          <text:p/>
        </draw:line>
        <draw:frame draw:style-name="gr10" draw:text-style-name="P6" draw:layer="layout" svg:width="2.7cm" svg:height="0.785cm" svg:x="3.8cm" svg:y="9.515cm">
          <draw:text-box>
            <text:p text:style-name="P1"><text:span text:style-name="T2">mem_rdata[31:0]</text:span></text:p>
          </draw:text-box>
        </draw:frame>
        <draw:line draw:style-name="gr25" draw:text-style-name="P3" draw:layer="layout" svg:x1="6.4cm" svg:y1="4cm" svg:x2="6.4cm" svg:y2="19cm">
          <text:p/>
        </draw:line>
        <draw:custom-shape draw:style-name="gr26" draw:text-style-name="P2" draw:layer="layout" svg:width="4.4cm" svg:height="2.6cm" svg:x="6.6cm" svg:y="12cm">
          <text:p text:style-name="P1"><text:span text:style-name="T1">ram_2k_32</text:span></text:p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3cm" svg:height="1.4cm" svg:x="7.3cm" svg:y="12.8cm">
          <text:p text:style-name="P1"><text:span text:style-name="T1">bram_2k_8</text:span></text:p>
          <draw:enhanced-geometry svg:viewBox="0 0 21600 21600" draw:type="rectangle" draw:enhanced-path="M 0 0 L 21600 0 21600 21600 0 21600 0 0 Z N"/>
        </draw:custom-shape>
        <draw:line draw:style-name="gr23" draw:text-style-name="P3" draw:layer="layout" svg:x1="6.8cm" svg:y1="7cm" svg:x2="6.8cm" svg:y2="12cm">
          <text:p/>
        </draw:line>
        <draw:line draw:style-name="gr23" draw:text-style-name="P3" draw:layer="layout" svg:x1="7.8cm" svg:y1="7.8cm" svg:x2="7.8cm" svg:y2="12cm">
          <text:p/>
        </draw:line>
        <draw:line draw:style-name="gr23" draw:text-style-name="P3" draw:layer="layout" svg:x1="8.8cm" svg:y1="8.6cm" svg:x2="8.8cm" svg:y2="12cm">
          <text:p/>
        </draw:line>
        <draw:line draw:style-name="gr23" draw:text-style-name="P3" draw:layer="layout" svg:x1="9.8cm" svg:y1="9.4cm" svg:x2="9.8cm" svg:y2="12cm">
          <text:p/>
        </draw:line>
        <draw:line draw:style-name="gr24" draw:text-style-name="P3" draw:layer="layout" svg:x1="10.8cm" svg:y1="10.2cm" svg:x2="10.8cm" svg:y2="12cm">
          <text:p/>
        </draw:line>
        <draw:frame draw:style-name="gr10" draw:text-style-name="P6" draw:layer="layout" svg:width="1.8cm" svg:height="0.785cm" svg:x="7.3cm" svg:y="10.8cm">
          <draw:text-box>
            <text:p text:style-name="P1"><text:span text:style-name="T2">[12:2]</text:span></text:p>
          </draw:text-box>
        </draw:frame>
        <draw:frame draw:style-name="gr10" draw:text-style-name="P6" draw:layer="layout" svg:width="2.6cm" svg:height="0.785cm" svg:x="7cm" svg:y="3.715cm">
          <draw:text-box>
            <text:p text:style-name="P1"><text:span text:style-name="T2">picorv32_soc.v</text:span></text:p>
          </draw:text-box>
        </draw:frame>
        <draw:custom-shape draw:style-name="gr28" draw:text-style-name="P2" draw:layer="layout" svg:width="1.3cm" svg:height="4.4cm" svg:x="11.896cm" svg:y="6cm">
          <text:p text:style-name="P1"><text:span text:style-name="T1">Port</text:span></text:p>
          <text:p text:style-name="P1"><text:span text:style-name="T1">i/f</text:span></text:p>
          <draw:enhanced-geometry svg:viewBox="0 0 21600 21600" draw:type="rectangle" draw:enhanced-path="M 0 0 L 21600 0 21600 21600 0 21600 0 0 Z N"/>
        </draw:custom-shape>
        <draw:line draw:style-name="gr29" draw:text-style-name="P3" draw:layer="layout" svg:x1="7.8cm" svg:y1="6.2cm" svg:x2="7.8cm" svg:y2="7cm">
          <text:p/>
        </draw:line>
        <draw:custom-shape draw:style-name="gr22" draw:text-style-name="P2" draw:layer="layout" svg:width="2cm" svg:height="4.4cm" svg:x="2cm" svg:y="6cm">
          <text:p text:style-name="P1"><text:span text:style-name="T1">picorv32</text:span></text:p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1.1cm" svg:height="0.785cm" svg:x="10.9cm" svg:y="7.1cm">
          <draw:text-box>
            <text:p text:style-name="P1"><text:span text:style-name="T2">[9:2]</text:span></text:p>
          </draw:text-box>
        </draw:frame>
        <draw:frame draw:style-name="gr10" draw:text-style-name="P6" draw:layer="layout" svg:width="1.1cm" svg:height="0.785cm" svg:x="10.9cm" svg:y="7.9cm">
          <draw:text-box>
            <text:p text:style-name="P1"><text:span text:style-name="T2">[7:0]</text:span></text:p>
          </draw:text-box>
        </draw:frame>
        <draw:frame draw:style-name="gr10" draw:text-style-name="P6" draw:layer="layout" svg:width="1.1cm" svg:height="0.785cm" svg:x="10.9cm" svg:y="9.5cm">
          <draw:text-box>
            <text:p text:style-name="P1"><text:span text:style-name="T2">[7:0]</text:span></text:p>
          </draw:text-box>
        </draw:frame>
        <draw:frame draw:style-name="gr10" draw:text-style-name="P6" draw:layer="layout" svg:width="1.8cm" svg:height="0.785cm" svg:x="10.3cm" svg:y="10.8cm">
          <draw:text-box>
            <text:p text:style-name="P1"><text:span text:style-name="T2">[31:0]</text:span></text:p>
          </draw:text-box>
        </draw:frame>
        <draw:frame draw:style-name="gr10" draw:text-style-name="P6" draw:layer="layout" svg:width="1.8cm" svg:height="0.785cm" svg:x="9.3cm" svg:y="10.8cm">
          <draw:text-box>
            <text:p text:style-name="P1"><text:span text:style-name="T2">[3:0]</text:span></text:p>
          </draw:text-box>
        </draw:frame>
        <draw:frame draw:style-name="gr10" draw:text-style-name="P6" draw:layer="layout" svg:width="1.8cm" svg:height="0.785cm" svg:x="8.3cm" svg:y="10.815cm">
          <draw:text-box>
            <text:p text:style-name="P1"><text:span text:style-name="T2">[31:0]</text:span></text:p>
          </draw:text-box>
        </draw:frame>
        <draw:frame draw:style-name="gr10" draw:text-style-name="P13" draw:layer="layout" svg:width="1.8cm" svg:height="0.785cm" svg:x="10.3cm" svg:y="10.801cm">
          <draw:text-box>
            <text:p text:style-name="P1"><text:span text:style-name="T5">[31:0]</text:span></text:p>
          </draw:text-box>
        </draw:frame>
        <draw:line draw:style-name="gr23" draw:text-style-name="P3" draw:layer="layout" svg:x1="13.2cm" svg:y1="7cm" svg:x2="17cm" svg:y2="7cm">
          <text:p/>
        </draw:line>
        <draw:frame draw:style-name="gr10" draw:text-style-name="P6" draw:layer="layout" svg:width="2.7cm" svg:height="0.785cm" svg:x="12.6cm" svg:y="6.315cm">
          <draw:text-box>
            <text:p text:style-name="P1"><text:span text:style-name="T2">port_id[7:0]</text:span></text:p>
          </draw:text-box>
        </draw:frame>
        <draw:line draw:style-name="gr23" draw:text-style-name="P3" draw:layer="layout" svg:x1="13.2cm" svg:y1="7.8cm" svg:x2="17cm" svg:y2="7.8cm">
          <text:p/>
        </draw:line>
        <draw:line draw:style-name="gr23" draw:text-style-name="P3" draw:layer="layout" svg:x1="13.2cm" svg:y1="8.6cm" svg:x2="17cm" svg:y2="8.6cm">
          <text:p/>
        </draw:line>
        <draw:line draw:style-name="gr30" draw:text-style-name="P3" draw:layer="layout" svg:x1="13.2cm" svg:y1="9.4cm" svg:x2="16cm" svg:y2="9.4cm">
          <text:p/>
        </draw:line>
        <draw:line draw:style-name="gr30" draw:text-style-name="P3" draw:layer="layout" svg:x1="13.2cm" svg:y1="10.2cm" svg:x2="15.4cm" svg:y2="10.2cm">
          <text:p/>
        </draw:line>
        <draw:frame draw:style-name="gr10" draw:text-style-name="P6" draw:layer="layout" svg:width="2.7cm" svg:height="0.785cm" svg:x="12.7cm" svg:y="7.9cm">
          <draw:text-box>
            <text:p text:style-name="P1"><text:span text:style-name="T2">out_port[7:0]</text:span></text:p>
          </draw:text-box>
        </draw:frame>
        <draw:frame draw:style-name="gr10" draw:text-style-name="P6" draw:layer="layout" svg:width="2.7cm" svg:height="0.785cm" svg:x="12.6cm" svg:y="9.515cm">
          <draw:text-box>
            <text:p text:style-name="P1"><text:span text:style-name="T2">in_port[7:0]</text:span></text:p>
          </draw:text-box>
        </draw:frame>
        <draw:frame draw:style-name="gr10" draw:text-style-name="P6" draw:layer="layout" svg:width="2.7cm" svg:height="0.785cm" svg:x="12.7cm" svg:y="7.115cm">
          <draw:text-box>
            <text:p text:style-name="P1"><text:span text:style-name="T2">write_strobe</text:span></text:p>
          </draw:text-box>
        </draw:frame>
        <draw:frame draw:style-name="gr10" draw:text-style-name="P6" draw:layer="layout" svg:width="2.7cm" svg:height="0.785cm" svg:x="12.7cm" svg:y="8.715cm">
          <draw:text-box>
            <text:p text:style-name="P1"><text:span text:style-name="T2">read_strobe</text:span></text:p>
          </draw:text-box>
        </draw:frame>
        <draw:line draw:style-name="gr25" draw:text-style-name="P3" draw:layer="layout" svg:x1="15cm" svg:y1="4cm" svg:x2="15cm" svg:y2="19cm">
          <text:p/>
        </draw:line>
        <draw:frame draw:style-name="gr10" draw:text-style-name="P6" draw:layer="layout" svg:width="1.7cm" svg:height="0.785cm" svg:x="15cm" svg:y="3.715cm">
          <draw:text-box>
            <text:p text:style-name="P1"><text:span text:style-name="T2">cpu.v</text:span></text:p>
          </draw:text-box>
        </draw:frame>
        <draw:frame draw:style-name="gr31" draw:text-style-name="P9" draw:layer="layout" svg:width="8cm" svg:height="2.345cm" svg:x="11cm" svg:y="1.3cm">
          <draw:text-box>
            <text:p text:style-name="P1"><text:span text:style-name="T3">Housekeeping CPU</text:span></text:p>
          </draw:text-box>
        </draw:frame>
        <draw:custom-shape draw:style-name="gr28" draw:text-style-name="P2" draw:layer="layout" svg:width="1.3cm" svg:height="4.4cm" svg:x="17cm" svg:y="4.6cm">
          <text:p text:style-name="P1"><text:span text:style-name="T1">Out</text:span></text:p>
          <text:p text:style-name="P1"><text:span text:style-name="T1">ports</text:span></text:p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1.3cm" svg:height="4.4cm" svg:x="17cm" svg:y="15cm">
          <text:p text:style-name="P1"><text:span text:style-name="T1">In</text:span></text:p>
          <text:p text:style-name="P1"><text:span text:style-name="T1">ports</text:span></text:p>
          <draw:enhanced-geometry svg:viewBox="0 0 21600 21600" draw:type="rectangle" draw:enhanced-path="M 0 0 L 21600 0 21600 21600 0 21600 0 0 Z N"/>
        </draw:custom-shape>
        <draw:line draw:style-name="gr32" draw:text-style-name="P3" draw:layer="layout" svg:x1="15.4cm" svg:y1="10.2cm" svg:x2="15.4cm" svg:y2="18cm">
          <text:p/>
        </draw:line>
        <draw:line draw:style-name="gr23" draw:text-style-name="P3" draw:layer="layout" svg:x1="15.4cm" svg:y1="18cm" svg:x2="17cm" svg:y2="18cm">
          <text:p/>
        </draw:line>
        <draw:line draw:style-name="gr32" draw:text-style-name="P3" draw:layer="layout" svg:x1="16.6cm" svg:y1="7cm" svg:x2="16.6cm" svg:y2="16cm">
          <text:p/>
        </draw:line>
        <draw:line draw:style-name="gr23" draw:text-style-name="P3" draw:layer="layout" svg:x1="16.6cm" svg:y1="16cm" svg:x2="17cm" svg:y2="16cm">
          <text:p/>
        </draw:line>
        <draw:line draw:style-name="gr23" draw:text-style-name="P3" draw:layer="layout" svg:x1="16cm" svg:y1="17cm" svg:x2="17cm" svg:y2="17cm">
          <text:p/>
        </draw:line>
        <draw:line draw:style-name="gr29" draw:text-style-name="P3" draw:layer="layout" svg:x1="16cm" svg:y1="9.4cm" svg:x2="16cm" svg:y2="17cm">
          <text:p/>
        </draw:line>
        <draw:line draw:style-name="gr23" draw:text-style-name="P3" draw:layer="layout" svg:x1="18.3cm" svg:y1="5cm" svg:x2="28cm" svg:y2="5cm">
          <text:p/>
        </draw:line>
        <draw:line draw:style-name="gr24" draw:text-style-name="P3" draw:layer="layout" svg:x1="18.3cm" svg:y1="19cm" svg:x2="28cm" svg:y2="19cm">
          <text:p/>
        </draw:line>
        <draw:line draw:style-name="gr25" draw:text-style-name="P3" draw:layer="layout" svg:x1="27cm" svg:y1="4cm" svg:x2="27cm" svg:y2="19cm">
          <text:p/>
        </draw:line>
        <draw:frame draw:style-name="gr10" draw:text-style-name="P6" draw:layer="layout" svg:width="1.7cm" svg:height="0.785cm" svg:x="26.9cm" svg:y="3.715cm">
          <draw:text-box>
            <text:p text:style-name="P1"><text:span text:style-name="T2">top.v</text:span></text:p>
          </draw:text-box>
        </draw:frame>
        <draw:frame draw:style-name="gr33" draw:text-style-name="P12" draw:layer="layout" svg:width="2.7cm" svg:height="1.053cm" svg:x="24.7cm" svg:y="18.047cm">
          <draw:text-box>
            <text:p text:style-name="P11"><text:span text:style-name="T2">in_port_0...31</text:span></text:p>
            <text:p text:style-name="P11"><text:span text:style-name="T2">in_port_35...43</text:span></text:p>
            <text:p text:style-name="P11"><text:span text:style-name="T2">in_port_48</text:span></text:p>
          </draw:text-box>
        </draw:frame>
        <draw:frame draw:style-name="gr10" draw:text-style-name="P6" draw:layer="layout" svg:width="1.7cm" svg:height="0.785cm" svg:x="15cm" svg:y="3.716cm">
          <draw:text-box>
            <text:p text:style-name="P1"><text:span text:style-name="T2">cpu.v</text:span></text:p>
          </draw:text-box>
        </draw:frame>
        <draw:frame draw:style-name="gr33" draw:text-style-name="P12" draw:layer="layout" svg:width="2.7cm" svg:height="1.053cm" svg:x="24.8cm" svg:y="5cm">
          <draw:text-box>
            <text:p text:style-name="P11"><text:span text:style-name="T2">in_port_0...31</text:span></text:p>
            <text:p text:style-name="P11"><text:span text:style-name="T2">in_port_40...47</text:span></text:p>
            <text:p text:style-name="P11"><text:span text:style-name="T2">in_port_48</text:span></text:p>
          </draw:text-box>
        </draw:frame>
        <draw:custom-shape draw:style-name="gr34" draw:text-style-name="P2" draw:layer="layout" svg:width="1.2cm" svg:height="4.4cm" svg:x="22.3cm" svg:y="9.8cm">
          <text:p text:style-name="P1"><text:span text:style-name="T1">uart</text:span></text:p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1.3cm" svg:height="0.785cm" svg:x="23cm" svg:y="9.1cm">
          <draw:text-box>
            <text:p text:style-name="P1"><text:span text:style-name="T2">uart.v</text:span></text:p>
          </draw:text-box>
        </draw:frame>
        <draw:line draw:style-name="gr5" draw:text-style-name="P3" draw:layer="layout" svg:x1="23.5cm" svg:y1="11cm" svg:x2="28cm" svg:y2="11cm">
          <text:p/>
        </draw:line>
        <draw:line draw:style-name="gr23" draw:text-style-name="P3" draw:layer="layout" svg:x1="28cm" svg:y1="13cm" svg:x2="23.5cm" svg:y2="13cm">
          <text:p/>
        </draw:line>
        <draw:frame draw:style-name="gr10" draw:text-style-name="P6" draw:layer="layout" svg:width="1.7cm" svg:height="0.785cm" svg:x="25.6cm" svg:y="10.315cm">
          <draw:text-box>
            <text:p text:style-name="P1"><text:span text:style-name="T2">uart_tx</text:span></text:p>
          </draw:text-box>
        </draw:frame>
        <draw:frame draw:style-name="gr10" draw:text-style-name="P6" draw:layer="layout" svg:width="1.7cm" svg:height="0.785cm" svg:x="25.6cm" svg:y="12.315cm">
          <draw:text-box>
            <text:p text:style-name="P1"><text:span text:style-name="T2">uart_rx</text:span></text:p>
          </draw:text-box>
        </draw:frame>
        <draw:frame draw:style-name="gr35" draw:text-style-name="P6" draw:layer="layout" svg:width="2.2cm" svg:height="0.518cm" svg:x="20.3cm" svg:y="13.6cm">
          <draw:text-box>
            <text:p text:style-name="P1"><text:span text:style-name="T2">uart_rx_data</text:span></text:p>
          </draw:text-box>
        </draw:frame>
        <draw:frame draw:style-name="gr10" draw:text-style-name="P6" draw:layer="layout" svg:width="1.7cm" svg:height="0.785cm" svg:x="15cm" svg:y="3.717cm">
          <draw:text-box>
            <text:p text:style-name="P1"><text:span text:style-name="T2">cpu.v</text:span></text:p>
          </draw:text-box>
        </draw:frame>
        <draw:frame draw:style-name="gr10" draw:text-style-name="P6" draw:layer="layout" svg:width="1.7cm" svg:height="0.785cm" svg:x="15cm" svg:y="3.717cm">
          <draw:text-box>
            <text:p text:style-name="P1"><text:span text:style-name="T2">cpu.v</text:span></text:p>
          </draw:text-box>
        </draw:frame>
        <draw:frame draw:style-name="gr35" draw:text-style-name="P6" draw:layer="layout" svg:width="2.3cm" svg:height="0.518cm" svg:x="20.2cm" svg:y="11.882cm">
          <draw:text-box>
            <text:p text:style-name="P1"><text:span text:style-name="T2">uart_tx_ready</text:span></text:p>
          </draw:text-box>
        </draw:frame>
        <draw:frame draw:style-name="gr35" draw:text-style-name="P6" draw:layer="layout" svg:width="2.3cm" svg:height="0.518cm" svg:x="20.2cm" svg:y="12.782cm">
          <draw:text-box>
            <text:p text:style-name="P1"><text:span text:style-name="T2">uart_rx_ready</text:span></text:p>
          </draw:text-box>
        </draw:frame>
        <draw:frame draw:style-name="gr35" draw:text-style-name="P6" draw:layer="layout" svg:width="2.2cm" svg:height="0.518cm" svg:x="20.1cm" svg:y="9.582cm">
          <draw:text-box>
            <text:p text:style-name="P1"><text:span text:style-name="T2">uart_tx_data</text:span></text:p>
          </draw:text-box>
        </draw:frame>
        <draw:frame draw:style-name="gr35" draw:text-style-name="P6" draw:layer="layout" svg:width="2.2cm" svg:height="0.518cm" svg:x="20.3cm" svg:y="10.382cm">
          <draw:text-box>
            <text:p text:style-name="P1"><text:span text:style-name="T2">uart_rx_read</text:span></text:p>
          </draw:text-box>
        </draw:frame>
        <draw:frame draw:style-name="gr35" draw:text-style-name="P6" draw:layer="layout" svg:width="2.2cm" svg:height="0.518cm" svg:x="20.2cm" svg:y="11.182cm">
          <draw:text-box>
            <text:p text:style-name="P1"><text:span text:style-name="T2">uart_tx_write</text:span></text:p>
          </draw:text-box>
        </draw:frame>
        <draw:line draw:style-name="gr23" draw:text-style-name="P3" draw:layer="layout" svg:x1="19cm" svg:y1="11.6cm" svg:x2="22.3cm" svg:y2="11.6cm">
          <text:p/>
        </draw:line>
        <draw:line draw:style-name="gr23" draw:text-style-name="P3" draw:layer="layout" svg:x1="20cm" svg:y1="10.8cm" svg:x2="22.3cm" svg:y2="10.8cm">
          <text:p/>
        </draw:line>
        <draw:line draw:style-name="gr23" draw:text-style-name="P3" draw:layer="layout" svg:x1="21cm" svg:y1="10cm" svg:x2="22.3cm" svg:y2="10cm">
          <text:p/>
        </draw:line>
        <draw:line draw:style-name="gr29" draw:text-style-name="P3" draw:layer="layout" svg:x1="22.3cm" svg:y1="12.3cm" svg:x2="19cm" svg:y2="12.3cm">
          <text:p/>
        </draw:line>
        <draw:line draw:style-name="gr32" draw:text-style-name="P3" draw:layer="layout" svg:x1="22.3cm" svg:y1="13.2cm" svg:x2="20cm" svg:y2="13.2cm">
          <text:p/>
        </draw:line>
        <draw:line draw:style-name="gr32" draw:text-style-name="P3" draw:layer="layout" svg:x1="22.3cm" svg:y1="14cm" svg:x2="21cm" svg:y2="14cm">
          <text:p/>
        </draw:line>
        <draw:line draw:style-name="gr32" draw:text-style-name="P3" draw:layer="layout" svg:x1="19cm" svg:y1="12.3cm" svg:x2="19cm" svg:y2="15.3cm">
          <text:p/>
        </draw:line>
        <draw:line draw:style-name="gr23" draw:text-style-name="P3" draw:layer="layout" svg:x1="19cm" svg:y1="15.3cm" svg:x2="18.3cm" svg:y2="15.3cm">
          <text:p/>
        </draw:line>
        <draw:line draw:style-name="gr29" draw:text-style-name="P3" draw:layer="layout" svg:x1="20cm" svg:y1="13.2cm" svg:x2="20cm" svg:y2="16cm">
          <text:p/>
        </draw:line>
        <draw:line draw:style-name="gr5" draw:text-style-name="P3" draw:layer="layout" svg:x1="20cm" svg:y1="16cm" svg:x2="18.3cm" svg:y2="16cm">
          <text:p/>
        </draw:line>
        <draw:line draw:style-name="gr29" draw:text-style-name="P3" draw:layer="layout" svg:x1="21cm" svg:y1="14cm" svg:x2="21cm" svg:y2="16.8cm">
          <text:p/>
        </draw:line>
        <draw:line draw:style-name="gr5" draw:text-style-name="P3" draw:layer="layout" svg:x1="21cm" svg:y1="16.8cm" svg:x2="18.3cm" svg:y2="16.8cm">
          <text:p/>
        </draw:line>
        <draw:line draw:style-name="gr36" draw:text-style-name="P3" draw:layer="layout" svg:x1="18.3cm" svg:y1="17.6cm" svg:x2="28cm" svg:y2="17.6cm">
          <text:p/>
        </draw:line>
        <draw:line draw:style-name="gr29" draw:text-style-name="P3" draw:layer="layout" svg:x1="19cm" svg:y1="11.6cm" svg:x2="19cm" svg:y2="8.8cm">
          <text:p/>
        </draw:line>
        <draw:line draw:style-name="gr29" draw:text-style-name="P3" draw:layer="layout" svg:x1="19cm" svg:y1="8.8cm" svg:x2="18.3cm" svg:y2="8.8cm">
          <text:p/>
        </draw:line>
        <draw:line draw:style-name="gr29" draw:text-style-name="P3" draw:layer="layout" svg:x1="20cm" svg:y1="10.8cm" svg:x2="20cm" svg:y2="8cm">
          <text:p/>
        </draw:line>
        <draw:line draw:style-name="gr29" draw:text-style-name="P3" draw:layer="layout" svg:x1="20cm" svg:y1="8cm" svg:x2="18.3cm" svg:y2="8cm">
          <text:p/>
        </draw:line>
        <draw:line draw:style-name="gr29" draw:text-style-name="P3" draw:layer="layout" svg:x1="21cm" svg:y1="10cm" svg:x2="21cm" svg:y2="7.2cm">
          <text:p/>
        </draw:line>
        <draw:line draw:style-name="gr29" draw:text-style-name="P3" draw:layer="layout" svg:x1="21cm" svg:y1="7.2cm" svg:x2="18.3cm" svg:y2="7.2cm">
          <text:p/>
        </draw:line>
        <draw:line draw:style-name="gr5" draw:text-style-name="P3" draw:layer="layout" svg:x1="18.3cm" svg:y1="6.4cm" svg:x2="28cm" svg:y2="6.4cm">
          <text:p/>
        </draw:line>
        <draw:custom-shape draw:style-name="gr37" draw:text-style-name="P2" draw:layer="layout" svg:width="2.6cm" svg:height="1.1cm" svg:x="21.6cm" svg:y="7.3cm">
          <text:p text:style-name="P1"><text:span text:style-name="T1">uart_baud_</text:span></text:p>
          <text:p text:style-name="P1"><text:span text:style-name="T1">clock_16x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22.9cm" svg:y1="8.4cm" svg:x2="22.9cm" svg:y2="9.8cm">
          <text:p/>
        </draw:line>
        <draw:line draw:style-name="gr5" draw:text-style-name="P3" draw:layer="layout" svg:x1="22.9cm" svg:y1="4cm" svg:x2="22.9cm" svg:y2="7.3cm">
          <text:p/>
        </draw:line>
        <draw:frame draw:style-name="gr35" draw:text-style-name="P6" draw:layer="layout" svg:width="1.8cm" svg:height="0.518cm" svg:x="22.7cm" svg:y="8.482cm">
          <draw:text-box>
            <text:p text:style-name="P1"><text:span text:style-name="T2">baudclk16</text:span></text:p>
          </draw:text-box>
        </draw:frame>
        <draw:frame draw:style-name="gr10" draw:text-style-name="P6" draw:layer="layout" svg:width="1.7cm" svg:height="0.785cm" svg:x="15cm" svg:y="3.718cm">
          <draw:text-box>
            <text:p text:style-name="P1"><text:span text:style-name="T2">cpu.v</text:span></text:p>
          </draw:text-box>
        </draw:frame>
        <draw:frame draw:style-name="gr10" draw:text-style-name="P6" draw:layer="layout" svg:width="1.7cm" svg:height="0.785cm" svg:x="15cm" svg:y="3.718cm">
          <draw:text-box>
            <text:p text:style-name="P1"><text:span text:style-name="T2">cpu.v</text:span></text:p>
          </draw:text-box>
        </draw:frame>
        <draw:frame draw:style-name="gr10" draw:text-style-name="P6" draw:layer="layout" svg:width="1.6cm" svg:height="0.785cm" svg:x="22.1cm" svg:y="3.315cm">
          <draw:text-box>
            <text:p text:style-name="P1"><text:span text:style-name="T2">clk</text:span></text:p>
          </draw:text-box>
        </draw:frame>
        <draw:frame draw:style-name="gr10" draw:text-style-name="P6" draw:layer="layout" svg:width="1.7cm" svg:height="0.785cm" svg:x="15cm" svg:y="3.719cm">
          <draw:text-box>
            <text:p text:style-name="P1"><text:span text:style-name="T2">cpu.v</text:span></text:p>
          </draw:text-box>
        </draw:frame>
        <draw:frame draw:style-name="gr33" draw:text-style-name="P12" draw:layer="layout" svg:width="2.7cm" svg:height="1.053cm" svg:x="24.7cm" svg:y="16.6cm">
          <draw:text-box>
            <text:p text:style-name="P11"><text:span text:style-name="T2">eth_rx_rdata</text:span></text:p>
            <text:p text:style-name="P11"><text:span text:style-name="T2">eth_rx_ready</text:span></text:p>
          </draw:text-box>
        </draw:frame>
        <draw:frame draw:style-name="gr33" draw:text-style-name="P12" draw:layer="layout" svg:width="2.7cm" svg:height="1.053cm" svg:x="24.7cm" svg:y="18.048cm">
          <draw:text-box>
            <text:p text:style-name="P11"><text:span text:style-name="T2">in_port_0...31</text:span></text:p>
            <text:p text:style-name="P11"><text:span text:style-name="T2">in_port_35...43</text:span></text:p>
            <text:p text:style-name="P11"><text:span text:style-name="T2">in_port_48</text:span></text:p>
          </draw:text-box>
        </draw:frame>
        <draw:frame draw:style-name="gr38" draw:text-style-name="P12" draw:layer="layout" svg:width="2.7cm" svg:height="1.853cm" svg:x="24.8cm" svg:y="6.347cm">
          <draw:text-box>
            <text:p text:style-name="P11"><text:span text:style-name="T2">eth_rx_read</text:span></text:p>
            <text:p text:style-name="P11"><text:span text:style-name="T2">eth_rx_raddr</text:span></text:p>
            <text:p text:style-name="P11"><text:span text:style-name="T2">eth_tx_waddr</text:span></text:p>
            <text:p text:style-name="P11"><text:span text:style-name="T2">eth_tx_wdata</text:span></text:p>
            <text:p text:style-name="P11"><text:span text:style-name="T2">eth_tx_we</text:span></text:p>
            <text:p text:style-name="P11"><text:span text:style-name="T2">eth_tx_ready</text:span></text:p>
          </draw:text-box>
        </draw:frame>
      </draw:page>
      <draw:page draw:name="page3" draw:style-name="dp1" draw:master-page-name="Default">
        <draw:custom-shape draw:style-name="gr39" draw:text-style-name="P2" xml:id="id20" draw:id="id20" draw:layer="layout" svg:width="1.6cm" svg:height="1cm" svg:x="4.4cm" svg:y="3cm">
          <text:p text:style-name="P1"><text:span text:style-name="T1">R=1</text:span></text:p>
          <draw:enhanced-geometry svg:viewBox="0 0 21600 21600" draw:type="rectangle" draw:enhanced-path="M 0 0 L 21600 0 21600 21600 0 21600 0 0 Z N"/>
        </draw:custom-shape>
        <draw:custom-shape draw:style-name="gr39" draw:text-style-name="P2" xml:id="id22" draw:id="id22" draw:layer="layout" svg:width="1.6cm" svg:height="1cm" svg:x="4.4cm" svg:y="5cm">
          <text:p text:style-name="P1"><text:span text:style-name="T1">N=21</text:span></text:p>
          <draw:enhanced-geometry svg:viewBox="0 0 21600 21600" draw:type="rectangle" draw:enhanced-path="M 0 0 L 21600 0 21600 21600 0 21600 0 0 Z N"/>
        </draw:custom-shape>
        <draw:custom-shape draw:style-name="gr39" draw:text-style-name="P2" xml:id="id21" draw:id="id21" draw:layer="layout" svg:width="1.6cm" svg:height="1cm" svg:x="7.4cm" svg:y="4cm">
          <text:p text:style-name="P1"><text:span text:style-name="T6">Φ</text:span></text:p>
          <draw:enhanced-geometry svg:viewBox="0 0 21600 21600" draw:type="rectangle" draw:enhanced-path="M 0 0 L 21600 0 21600 21600 0 21600 0 0 Z N"/>
        </draw:custom-shape>
        <draw:custom-shape draw:style-name="gr39" draw:text-style-name="P2" xml:id="id23" draw:id="id23" draw:layer="layout" svg:width="1.6cm" svg:height="1cm" svg:x="10.4cm" svg:y="4cm">
          <text:p text:style-name="P1"><text:span text:style-name="T1">VCO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6cm" svg:y1="3.5cm" svg:x2="8.2cm" svg:y2="4cm" draw:start-shape="id20" draw:start-glue-point="1" draw:end-shape="id21" draw:end-glue-point="0" svg:d="M6000 3500h700v-1h1500v501" svg:viewBox="0 0 2201 502">
          <text:p/>
        </draw:connector>
        <draw:connector draw:style-name="gr3" draw:text-style-name="P1" draw:layer="layout" svg:x1="6cm" svg:y1="5.5cm" svg:x2="8.2cm" svg:y2="5cm" draw:start-shape="id22" draw:start-glue-point="1" draw:end-shape="id21" draw:end-glue-point="2" svg:d="M6000 5500h700v1h1500v-501" svg:viewBox="0 0 2201 502">
          <text:p/>
        </draw:connector>
        <draw:connector draw:style-name="gr3" draw:text-style-name="P1" draw:layer="layout" svg:x1="9cm" svg:y1="4.5cm" svg:x2="10.4cm" svg:y2="4.5cm" draw:start-shape="id21" draw:start-glue-point="1" draw:end-shape="id23" draw:end-glue-point="3" svg:d="M9000 4500h1400" svg:viewBox="0 0 1401 1">
          <text:p/>
        </draw:connector>
        <draw:line draw:style-name="gr5" draw:text-style-name="P3" draw:layer="layout" svg:x1="3.1cm" svg:y1="3.5cm" svg:x2="4.4cm" svg:y2="3.5cm">
          <text:p/>
        </draw:line>
        <draw:frame draw:style-name="gr10" draw:text-style-name="P6" draw:layer="layout" svg:width="1.8cm" svg:height="0.785cm" svg:x="1.4cm" svg:y="3cm">
          <draw:text-box>
            <text:p text:style-name="P1"><text:span text:style-name="T2">38.88MHz</text:span></text:p>
          </draw:text-box>
        </draw:frame>
        <draw:custom-shape draw:style-name="gr39" draw:text-style-name="P2" xml:id="id24" draw:id="id24" draw:layer="layout" svg:width="1.6cm" svg:height="1cm" svg:x="17cm" svg:y="4cm">
          <text:p text:style-name="P1"><text:span text:style-name="T1">/35</text:span></text:p>
          <draw:enhanced-geometry svg:viewBox="0 0 21600 21600" draw:type="rectangle" draw:enhanced-path="M 0 0 L 21600 0 21600 21600 0 21600 0 0 Z N"/>
        </draw:custom-shape>
        <draw:custom-shape draw:style-name="gr39" draw:text-style-name="P2" xml:id="id41" draw:id="id41" draw:layer="layout" svg:width="1.6cm" svg:height="1cm" svg:x="10.4cm" svg:y="4cm">
          <text:p text:style-name="P1"><text:span text:style-name="T1">VCO</text:span></text:p>
          <draw:enhanced-geometry svg:viewBox="0 0 21600 21600" draw:type="rectangle" draw:enhanced-path="M 0 0 L 21600 0 21600 21600 0 21600 0 0 Z N"/>
        </draw:custom-shape>
        <draw:custom-shape draw:style-name="gr39" draw:text-style-name="P2" xml:id="id25" draw:id="id25" draw:layer="layout" svg:width="1.6cm" svg:height="1cm" svg:x="20.4cm" svg:y="4cm">
          <text:p text:style-name="P1"><text:span text:style-name="T1">CMOS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8.6cm" svg:y1="4.5cm" svg:x2="20.4cm" svg:y2="4.5cm" draw:start-shape="id24" draw:start-glue-point="1" draw:end-shape="id25" draw:end-glue-point="3" svg:d="M18600 4500h1800" svg:viewBox="0 0 1801 1">
          <text:p/>
        </draw:connector>
        <draw:custom-shape draw:style-name="gr39" draw:text-style-name="P2" xml:id="id26" draw:id="id26" draw:layer="layout" svg:width="1.6cm" svg:height="1cm" svg:x="17cm" svg:y="6cm">
          <text:p text:style-name="P1"><text:span text:style-name="T1">/35</text:span></text:p>
          <draw:enhanced-geometry svg:viewBox="0 0 21600 21600" draw:type="rectangle" draw:enhanced-path="M 0 0 L 21600 0 21600 21600 0 21600 0 0 Z N"/>
        </draw:custom-shape>
        <draw:custom-shape draw:style-name="gr39" draw:text-style-name="P2" xml:id="id27" draw:id="id27" draw:layer="layout" svg:width="1.6cm" svg:height="1cm" svg:x="20.4cm" svg:y="6cm">
          <text:p text:style-name="P1"><text:span text:style-name="T1">CMOS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8.6cm" svg:y1="6.5cm" svg:x2="20.4cm" svg:y2="6.5cm" draw:start-shape="id26" draw:start-glue-point="1" draw:end-shape="id27" draw:end-glue-point="3" svg:d="M18600 6500h1800" svg:viewBox="0 0 1801 1">
          <text:p/>
        </draw:connector>
        <draw:custom-shape draw:style-name="gr39" draw:text-style-name="P2" xml:id="id28" draw:id="id28" draw:layer="layout" svg:width="1.6cm" svg:height="1cm" svg:x="17cm" svg:y="8cm">
          <text:p text:style-name="P1"><text:span text:style-name="T1">/35</text:span></text:p>
          <draw:enhanced-geometry svg:viewBox="0 0 21600 21600" draw:type="rectangle" draw:enhanced-path="M 0 0 L 21600 0 21600 21600 0 21600 0 0 Z N"/>
        </draw:custom-shape>
        <draw:custom-shape draw:style-name="gr39" draw:text-style-name="P2" xml:id="id29" draw:id="id29" draw:layer="layout" svg:width="1.6cm" svg:height="1cm" svg:x="20.4cm" svg:y="8cm">
          <text:p text:style-name="P1"><text:span text:style-name="T1">CMOS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8.6cm" svg:y1="8.5cm" svg:x2="20.4cm" svg:y2="8.5cm" draw:start-shape="id28" draw:start-glue-point="1" draw:end-shape="id29" draw:end-glue-point="3" svg:d="M18600 8500h1800" svg:viewBox="0 0 1801 1">
          <text:p/>
        </draw:connector>
        <draw:custom-shape draw:style-name="gr39" draw:text-style-name="P2" xml:id="id30" draw:id="id30" draw:layer="layout" svg:width="1.6cm" svg:height="1cm" svg:x="17cm" svg:y="10cm">
          <text:p text:style-name="P1"><text:span text:style-name="T1">/35</text:span></text:p>
          <draw:enhanced-geometry svg:viewBox="0 0 21600 21600" draw:type="rectangle" draw:enhanced-path="M 0 0 L 21600 0 21600 21600 0 21600 0 0 Z N"/>
        </draw:custom-shape>
        <draw:custom-shape draw:style-name="gr39" draw:text-style-name="P2" xml:id="id31" draw:id="id31" draw:layer="layout" svg:width="1.6cm" svg:height="1cm" svg:x="20.4cm" svg:y="10cm">
          <text:p text:style-name="P1"><text:span text:style-name="T1">LVDS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8.6cm" svg:y1="10.5cm" svg:x2="20.4cm" svg:y2="10.5cm" draw:start-shape="id30" draw:start-glue-point="1" draw:end-shape="id31" draw:end-glue-point="3" svg:d="M18600 10500h1800" svg:viewBox="0 0 1801 1">
          <text:p/>
        </draw:connector>
        <draw:custom-shape draw:style-name="gr39" draw:text-style-name="P2" xml:id="id32" draw:id="id32" draw:layer="layout" svg:width="1.6cm" svg:height="1cm" svg:x="17cm" svg:y="12cm">
          <text:p text:style-name="P1"><text:span text:style-name="T1">/35</text:span></text:p>
          <draw:enhanced-geometry svg:viewBox="0 0 21600 21600" draw:type="rectangle" draw:enhanced-path="M 0 0 L 21600 0 21600 21600 0 21600 0 0 Z N"/>
        </draw:custom-shape>
        <draw:custom-shape draw:style-name="gr39" draw:text-style-name="P2" xml:id="id33" draw:id="id33" draw:layer="layout" svg:width="1.6cm" svg:height="1cm" svg:x="20.4cm" svg:y="12cm">
          <text:p text:style-name="P1"><text:span text:style-name="T1">LVDS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8.6cm" svg:y1="12.5cm" svg:x2="20.4cm" svg:y2="12.5cm" draw:start-shape="id32" draw:start-glue-point="1" draw:end-shape="id33" draw:end-glue-point="3" svg:d="M18600 12500h1800" svg:viewBox="0 0 1801 1">
          <text:p/>
        </draw:connector>
        <draw:custom-shape draw:style-name="gr39" draw:text-style-name="P2" xml:id="id34" draw:id="id34" draw:layer="layout" svg:width="1.6cm" svg:height="1cm" svg:x="17cm" svg:y="14cm">
          <text:p text:style-name="P1"><text:span text:style-name="T1">/35</text:span></text:p>
          <draw:enhanced-geometry svg:viewBox="0 0 21600 21600" draw:type="rectangle" draw:enhanced-path="M 0 0 L 21600 0 21600 21600 0 21600 0 0 Z N"/>
        </draw:custom-shape>
        <draw:custom-shape draw:style-name="gr39" draw:text-style-name="P2" xml:id="id35" draw:id="id35" draw:layer="layout" svg:width="1.6cm" svg:height="1cm" svg:x="20.4cm" svg:y="14cm">
          <text:p text:style-name="P1"><text:span text:style-name="T1">LVDS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8.6cm" svg:y1="14.5cm" svg:x2="20.4cm" svg:y2="14.5cm" draw:start-shape="id34" draw:start-glue-point="1" draw:end-shape="id35" draw:end-glue-point="3" svg:d="M18600 14500h1800" svg:viewBox="0 0 1801 1">
          <text:p/>
        </draw:connector>
        <draw:custom-shape draw:style-name="gr39" draw:text-style-name="P2" xml:id="id36" draw:id="id36" draw:layer="layout" svg:width="1.6cm" svg:height="1cm" svg:x="17cm" svg:y="16cm">
          <text:p text:style-name="P1"><text:span text:style-name="T1">/35</text:span></text:p>
          <draw:enhanced-geometry svg:viewBox="0 0 21600 21600" draw:type="rectangle" draw:enhanced-path="M 0 0 L 21600 0 21600 21600 0 21600 0 0 Z N"/>
        </draw:custom-shape>
        <draw:custom-shape draw:style-name="gr39" draw:text-style-name="P2" xml:id="id37" draw:id="id37" draw:layer="layout" svg:width="1.6cm" svg:height="1cm" svg:x="20.4cm" svg:y="16cm">
          <text:p text:style-name="P1"><text:span text:style-name="T1">LVDS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8.6cm" svg:y1="16.5cm" svg:x2="20.4cm" svg:y2="16.5cm" draw:start-shape="id36" draw:start-glue-point="1" draw:end-shape="id37" draw:end-glue-point="3" svg:d="M18600 16500h1800" svg:viewBox="0 0 1801 1">
          <text:p/>
        </draw:connector>
        <draw:line draw:style-name="gr5" draw:text-style-name="P3" draw:layer="layout" svg:x1="15cm" svg:y1="4.5cm" svg:x2="17cm" svg:y2="4.5cm">
          <text:p/>
        </draw:line>
        <draw:line draw:style-name="gr5" draw:text-style-name="P3" draw:layer="layout" svg:x1="22cm" svg:y1="4.5cm" svg:x2="24cm" svg:y2="4.5cm">
          <text:p/>
        </draw:line>
        <draw:line draw:style-name="gr5" draw:text-style-name="P3" draw:layer="layout" svg:x1="22cm" svg:y1="6.5cm" svg:x2="24cm" svg:y2="6.5cm">
          <text:p/>
        </draw:line>
        <draw:line draw:style-name="gr5" draw:text-style-name="P3" draw:layer="layout" svg:x1="22cm" svg:y1="8.5cm" svg:x2="24cm" svg:y2="8.5cm">
          <text:p/>
        </draw:line>
        <draw:line draw:style-name="gr5" draw:text-style-name="P3" draw:layer="layout" svg:x1="22cm" svg:y1="10.5cm" svg:x2="24cm" svg:y2="10.5cm">
          <text:p/>
        </draw:line>
        <draw:line draw:style-name="gr5" draw:text-style-name="P3" draw:layer="layout" svg:x1="22cm" svg:y1="12.5cm" svg:x2="24cm" svg:y2="12.5cm">
          <text:p/>
        </draw:line>
        <draw:line draw:style-name="gr5" draw:text-style-name="P3" draw:layer="layout" svg:x1="22cm" svg:y1="14.5cm" svg:x2="24cm" svg:y2="14.5cm">
          <text:p/>
        </draw:line>
        <draw:line draw:style-name="gr5" draw:text-style-name="P3" draw:layer="layout" svg:x1="22cm" svg:y1="16.5cm" svg:x2="24cm" svg:y2="16.5cm">
          <text:p/>
        </draw:line>
        <draw:custom-shape draw:style-name="gr39" draw:text-style-name="P2" xml:id="id38" draw:id="id38" draw:layer="layout" svg:width="1.6cm" svg:height="1cm" svg:x="17cm" svg:y="18cm">
          <text:p text:style-name="P1"><text:span text:style-name="T1">/35</text:span></text:p>
          <draw:enhanced-geometry svg:viewBox="0 0 21600 21600" draw:type="rectangle" draw:enhanced-path="M 0 0 L 21600 0 21600 21600 0 21600 0 0 Z N"/>
        </draw:custom-shape>
        <draw:custom-shape draw:style-name="gr39" draw:text-style-name="P2" xml:id="id39" draw:id="id39" draw:layer="layout" svg:width="1.6cm" svg:height="1cm" svg:x="20.4cm" svg:y="18cm">
          <text:p text:style-name="P1"><text:span text:style-name="T1">LVDS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8.6cm" svg:y1="18.5cm" svg:x2="20.4cm" svg:y2="18.5cm" draw:start-shape="id38" draw:start-glue-point="1" draw:end-shape="id39" draw:end-glue-point="3" svg:d="M18600 18500h1800" svg:viewBox="0 0 1801 1">
          <text:p/>
        </draw:connector>
        <draw:line draw:style-name="gr5" draw:text-style-name="P3" draw:layer="layout" svg:x1="22cm" svg:y1="18.5cm" svg:x2="24cm" svg:y2="18.5cm">
          <text:p/>
        </draw:line>
        <draw:line draw:style-name="gr5" draw:text-style-name="P3" draw:layer="layout" svg:x1="15cm" svg:y1="6.5cm" svg:x2="17cm" svg:y2="6.5cm">
          <text:p/>
        </draw:line>
        <draw:line draw:style-name="gr5" draw:text-style-name="P3" draw:layer="layout" svg:x1="15cm" svg:y1="8.5cm" svg:x2="17cm" svg:y2="8.5cm">
          <text:p/>
        </draw:line>
        <draw:line draw:style-name="gr5" draw:text-style-name="P3" draw:layer="layout" svg:x1="15cm" svg:y1="10.5cm" svg:x2="17cm" svg:y2="10.5cm">
          <text:p/>
        </draw:line>
        <draw:line draw:style-name="gr5" draw:text-style-name="P3" draw:layer="layout" svg:x1="15cm" svg:y1="12.5cm" svg:x2="17cm" svg:y2="12.5cm">
          <text:p/>
        </draw:line>
        <draw:line draw:style-name="gr5" draw:text-style-name="P3" draw:layer="layout" svg:x1="15cm" svg:y1="14.5cm" svg:x2="17cm" svg:y2="14.5cm">
          <text:p/>
        </draw:line>
        <draw:line draw:style-name="gr5" draw:text-style-name="P3" draw:layer="layout" svg:x1="15cm" svg:y1="16.5cm" svg:x2="17cm" svg:y2="16.5cm">
          <text:p/>
        </draw:line>
        <draw:line draw:style-name="gr5" draw:text-style-name="P3" draw:layer="layout" svg:x1="15cm" svg:y1="18.5cm" svg:x2="17cm" svg:y2="18.5cm">
          <text:p/>
        </draw:line>
        <draw:line draw:style-name="gr29" draw:text-style-name="P3" draw:layer="layout" svg:x1="15cm" svg:y1="4.5cm" svg:x2="15cm" svg:y2="18.5cm">
          <text:p/>
        </draw:line>
        <draw:line draw:style-name="gr5" draw:text-style-name="P3" draw:layer="layout" svg:x1="12.4cm" svg:y1="5.5cm" svg:x2="15cm" svg:y2="5.5cm">
          <text:p/>
        </draw:line>
        <draw:custom-shape draw:style-name="gr39" draw:text-style-name="P2" xml:id="id40" draw:id="id40" draw:layer="layout" svg:width="1.6cm" svg:height="1cm" svg:x="2cm" svg:y="5cm">
          <text:p text:style-name="P1"><text:span text:style-name="T1">P=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3.6cm" svg:y1="5.5cm" svg:x2="4.4cm" svg:y2="5.5cm" draw:start-shape="id40" draw:start-glue-point="1" draw:end-shape="id22" draw:end-glue-point="3" svg:d="M3600 5500h800" svg:viewBox="0 0 801 1">
          <text:p/>
        </draw:connector>
        <draw:connector draw:style-name="gr3" draw:text-style-name="P1" draw:layer="layout" draw:line-skew="-0.101cm" svg:x1="12cm" svg:y1="4.5cm" svg:x2="2.8cm" svg:y2="6cm" draw:start-shape="id41" draw:start-glue-point="1" draw:end-shape="id40" draw:end-glue-point="2" svg:d="M12000 4500h400v2001h-9600v-501" svg:viewBox="0 0 9601 2002">
          <text:p/>
        </draw:connector>
        <draw:frame draw:style-name="gr35" draw:text-style-name="P6" draw:layer="layout" svg:width="2.4cm" svg:height="0.518cm" svg:x="12.8cm" svg:y="5cm">
          <draw:text-box>
            <text:p text:style-name="P1"><text:span text:style-name="T2">2449.44MHz</text:span></text:p>
          </draw:text-box>
        </draw:frame>
        <draw:frame draw:style-name="gr10" draw:text-style-name="P6" draw:layer="layout" svg:width="2cm" svg:height="0.785cm" svg:x="18.5cm" svg:y="3.815cm">
          <draw:text-box>
            <text:p text:style-name="P1"><text:span text:style-name="T2">69.984MHz</text:span></text:p>
          </draw:text-box>
        </draw:frame>
        <draw:frame draw:style-name="gr10" draw:text-style-name="P6" draw:layer="layout" svg:width="1.8cm" svg:height="0.785cm" svg:x="21.5cm" svg:y="7.815cm">
          <draw:text-box>
            <text:p text:style-name="P1"><text:span text:style-name="T2">Out2</text:span></text:p>
          </draw:text-box>
        </draw:frame>
        <draw:frame draw:style-name="gr40" draw:text-style-name="P6" draw:layer="layout" svg:width="1.8cm" svg:height="0.6cm" svg:x="21.5cm" svg:y="9.9cm">
          <draw:text-box>
            <text:p text:style-name="P1"><text:span text:style-name="T2">Out6</text:span></text:p>
          </draw:text-box>
        </draw:frame>
        <draw:frame draw:style-name="gr10" draw:text-style-name="P6" draw:layer="layout" svg:width="1.8cm" svg:height="0.785cm" svg:x="21.6cm" svg:y="15.8cm">
          <draw:text-box>
            <text:p text:style-name="P1"><text:span text:style-name="T2">Out10</text:span></text:p>
          </draw:text-box>
        </draw:frame>
        <draw:frame draw:style-name="gr10" draw:text-style-name="P6" draw:layer="layout" svg:width="1.8cm" svg:height="0.785cm" svg:x="21.6cm" svg:y="17.815cm">
          <draw:text-box>
            <text:p text:style-name="P1"><text:span text:style-name="T2">Out11</text:span></text:p>
          </draw:text-box>
        </draw:frame>
        <draw:frame draw:style-name="gr10" draw:text-style-name="P6" draw:layer="layout" svg:width="1.8cm" svg:height="0.785cm" svg:x="21.5cm" svg:y="5.815cm">
          <draw:text-box>
            <text:p text:style-name="P1"><text:span text:style-name="T2">Out1</text:span></text:p>
          </draw:text-box>
        </draw:frame>
        <draw:frame draw:style-name="gr10" draw:text-style-name="P6" draw:layer="layout" svg:width="1.8cm" svg:height="0.785cm" svg:x="21.5cm" svg:y="3.815cm">
          <draw:text-box>
            <text:p text:style-name="P1"><text:span text:style-name="T2">Out0</text:span></text:p>
          </draw:text-box>
        </draw:frame>
        <draw:frame draw:style-name="gr10" draw:text-style-name="P6" draw:layer="layout" svg:width="1.8cm" svg:height="0.785cm" svg:x="21.5cm" svg:y="13.815cm">
          <draw:text-box>
            <text:p text:style-name="P1"><text:span text:style-name="T2">Out9</text:span></text:p>
          </draw:text-box>
        </draw:frame>
        <draw:frame draw:style-name="gr40" draw:text-style-name="P6" draw:layer="layout" svg:width="1.8cm" svg:height="0.6cm" svg:x="23.6cm" svg:y="10.2cm">
          <draw:text-box>
            <text:p text:style-name="P1"><text:span text:style-name="T2">FPGA</text:span></text:p>
          </draw:text-box>
        </draw:frame>
        <draw:frame draw:style-name="gr40" draw:text-style-name="P6" draw:layer="layout" svg:width="1.8cm" svg:height="0.6cm" svg:x="23.7cm" svg:y="4.2cm">
          <draw:text-box>
            <text:p text:style-name="P1"><text:span text:style-name="T2">PLL Ch1</text:span></text:p>
          </draw:text-box>
        </draw:frame>
        <draw:frame draw:style-name="gr40" draw:text-style-name="P6" draw:layer="layout" svg:width="1.8cm" svg:height="0.6cm" svg:x="23.7cm" svg:y="6.2cm">
          <draw:text-box>
            <text:p text:style-name="P1"><text:span text:style-name="T2">PLL Ch1</text:span></text:p>
          </draw:text-box>
        </draw:frame>
        <draw:frame draw:style-name="gr40" draw:text-style-name="P6" draw:layer="layout" svg:width="1.8cm" svg:height="0.6cm" svg:x="23.7cm" svg:y="8.2cm">
          <draw:text-box>
            <text:p text:style-name="P1"><text:span text:style-name="T2">PLL Ch1</text:span></text:p>
          </draw:text-box>
        </draw:frame>
        <draw:frame draw:style-name="gr40" draw:text-style-name="P6" draw:layer="layout" svg:width="1.8cm" svg:height="0.6cm" svg:x="23.8cm" svg:y="18.2cm">
          <draw:text-box>
            <text:p text:style-name="P1"><text:span text:style-name="T2">ADC Ch1</text:span></text:p>
          </draw:text-box>
        </draw:frame>
        <draw:frame draw:style-name="gr10" draw:text-style-name="P6" draw:layer="layout" svg:width="1.8cm" svg:height="0.785cm" svg:x="21.5cm" svg:y="11.8cm">
          <draw:text-box>
            <text:p text:style-name="P1"><text:span text:style-name="T2">Out8</text:span></text:p>
          </draw:text-box>
        </draw:frame>
        <draw:frame draw:style-name="gr40" draw:text-style-name="P6" draw:layer="layout" svg:width="1.8cm" svg:height="0.6cm" svg:x="23.8cm" svg:y="12.2cm">
          <draw:text-box>
            <text:p text:style-name="P1"><text:span text:style-name="T2">ADC Ch2</text:span></text:p>
          </draw:text-box>
        </draw:frame>
        <draw:frame draw:style-name="gr40" draw:text-style-name="P6" draw:layer="layout" svg:width="1.8cm" svg:height="0.6cm" svg:x="23.766cm" svg:y="14.2cm">
          <draw:text-box>
            <text:p text:style-name="P1"><text:span text:style-name="T2">ADC Ch3</text:span></text:p>
          </draw:text-box>
        </draw:frame>
        <draw:frame draw:style-name="gr40" draw:text-style-name="P6" draw:layer="layout" svg:width="1.8cm" svg:height="0.6cm" svg:x="23.8cm" svg:y="16.2cm">
          <draw:text-box>
            <text:p text:style-name="P1"><text:span text:style-name="T2">ADC Ch4</text:span></text:p>
          </draw:text-box>
        </draw:frame>
        <draw:custom-shape draw:style-name="gr39" draw:text-style-name="P2" xml:id="id42" draw:id="id42" draw:layer="layout" svg:width="1.6cm" svg:height="1cm" svg:x="4.4cm" svg:y="10.7cm">
          <text:p text:style-name="P1"><text:span text:style-name="T1">R=2</text:span></text:p>
          <draw:enhanced-geometry svg:viewBox="0 0 21600 21600" draw:type="rectangle" draw:enhanced-path="M 0 0 L 21600 0 21600 21600 0 21600 0 0 Z N"/>
        </draw:custom-shape>
        <draw:custom-shape draw:style-name="gr39" draw:text-style-name="P2" xml:id="id44" draw:id="id44" draw:layer="layout" svg:width="1.6cm" svg:height="1cm" svg:x="4.4cm" svg:y="12.7cm">
          <text:p text:style-name="P1"><text:span text:style-name="T1">N=45</text:span></text:p>
          <text:p text:style-name="P1"><text:span text:style-name="T1">F=4A000</text:span></text:p>
          <draw:enhanced-geometry svg:viewBox="0 0 21600 21600" draw:type="rectangle" draw:enhanced-path="M 0 0 L 21600 0 21600 21600 0 21600 0 0 Z N"/>
        </draw:custom-shape>
        <draw:custom-shape draw:style-name="gr39" draw:text-style-name="P2" xml:id="id43" draw:id="id43" draw:layer="layout" svg:width="1.6cm" svg:height="1cm" svg:x="7.4cm" svg:y="11.7cm">
          <text:p text:style-name="P1"><text:span text:style-name="T6">Φ</text:span></text:p>
          <draw:enhanced-geometry svg:viewBox="0 0 21600 21600" draw:type="rectangle" draw:enhanced-path="M 0 0 L 21600 0 21600 21600 0 21600 0 0 Z N"/>
        </draw:custom-shape>
        <draw:custom-shape draw:style-name="gr39" draw:text-style-name="P2" xml:id="id45" draw:id="id45" draw:layer="layout" svg:width="1.6cm" svg:height="1cm" svg:x="10.4cm" svg:y="11.7cm">
          <text:p text:style-name="P1"><text:span text:style-name="T1">VCO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6cm" svg:y1="11.2cm" svg:x2="8.2cm" svg:y2="11.7cm" draw:start-shape="id42" draw:start-glue-point="1" draw:end-shape="id43" draw:end-glue-point="0" svg:d="M6000 11200h700v-1h1500v501" svg:viewBox="0 0 2201 502">
          <text:p/>
        </draw:connector>
        <draw:connector draw:style-name="gr3" draw:text-style-name="P1" draw:layer="layout" svg:x1="6cm" svg:y1="13.2cm" svg:x2="8.2cm" svg:y2="12.7cm" draw:start-shape="id44" draw:start-glue-point="1" draw:end-shape="id43" draw:end-glue-point="2" svg:d="M6000 13200h700v1h1500v-501" svg:viewBox="0 0 2201 502">
          <text:p/>
        </draw:connector>
        <draw:connector draw:style-name="gr3" draw:text-style-name="P1" draw:layer="layout" svg:x1="9cm" svg:y1="12.2cm" svg:x2="10.4cm" svg:y2="12.2cm" draw:start-shape="id43" draw:start-glue-point="1" draw:end-shape="id45" draw:end-glue-point="3" svg:d="M9000 12200h1400" svg:viewBox="0 0 1401 1">
          <text:p/>
        </draw:connector>
        <draw:line draw:style-name="gr5" draw:text-style-name="P3" draw:layer="layout" svg:x1="3.1cm" svg:y1="11.2cm" svg:x2="4.4cm" svg:y2="11.2cm">
          <text:p/>
        </draw:line>
        <draw:frame draw:style-name="gr35" draw:text-style-name="P6" draw:layer="layout" svg:width="2cm" svg:height="0.518cm" svg:x="1.3cm" svg:y="10.982cm">
          <draw:text-box>
            <text:p text:style-name="P1"><text:span text:style-name="T2">69.984MHz</text:span></text:p>
          </draw:text-box>
        </draw:frame>
        <draw:custom-shape draw:style-name="gr39" draw:text-style-name="P2" xml:id="id47" draw:id="id47" draw:layer="layout" svg:width="1.6cm" svg:height="1cm" svg:x="10.4cm" svg:y="11.7cm">
          <text:p text:style-name="P1"><text:span text:style-name="T1">VCO</text:span></text:p>
          <draw:enhanced-geometry svg:viewBox="0 0 21600 21600" draw:type="rectangle" draw:enhanced-path="M 0 0 L 21600 0 21600 21600 0 21600 0 0 Z N"/>
        </draw:custom-shape>
        <draw:custom-shape draw:style-name="gr39" draw:text-style-name="P2" xml:id="id46" draw:id="id46" draw:layer="layout" svg:width="1.6cm" svg:height="1cm" svg:x="2cm" svg:y="12.7cm">
          <text:p text:style-name="P1"><text:span text:style-name="T1">P=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3.6cm" svg:y1="13.2cm" svg:x2="4.4cm" svg:y2="13.2cm" draw:start-shape="id46" draw:start-glue-point="1" draw:end-shape="id44" draw:end-glue-point="3" svg:d="M3600 13200h800" svg:viewBox="0 0 801 1">
          <text:p/>
        </draw:connector>
        <draw:connector draw:style-name="gr3" draw:text-style-name="P1" draw:layer="layout" draw:line-skew="-0.101cm" svg:x1="12cm" svg:y1="12.2cm" svg:x2="2.8cm" svg:y2="13.7cm" draw:start-shape="id47" draw:start-glue-point="1" draw:end-shape="id46" draw:end-glue-point="2" svg:d="M12000 12200h400v2001h-9600v-501" svg:viewBox="0 0 9601 2002">
          <text:p/>
        </draw:connector>
        <draw:frame draw:style-name="gr10" draw:text-style-name="P6" draw:layer="layout" svg:width="2.9cm" svg:height="0.785cm" svg:x="9.8cm" svg:y="14.715cm">
          <draw:text-box>
            <text:p text:style-name="P1"><text:span text:style-name="T2">1584.754875MHz</text:span></text:p>
          </draw:text-box>
        </draw:frame>
        <draw:line draw:style-name="gr5" draw:text-style-name="P3" draw:layer="layout" svg:x1="10cm" svg:y1="14.2cm" svg:x2="10cm" svg:y2="15.6cm">
          <text:p/>
        </draw:line>
        <draw:line draw:style-name="gr41" draw:text-style-name="P3" draw:layer="layout" svg:x1="1.7cm" svg:y1="9cm" svg:x2="14cm" svg:y2="9cm">
          <text:p/>
        </draw:line>
        <draw:line draw:style-name="gr41" draw:text-style-name="P3" draw:layer="layout" svg:x1="14cm" svg:y1="9cm" svg:x2="14cm" svg:y2="18cm">
          <text:p/>
        </draw:line>
        <draw:frame draw:style-name="gr42" draw:text-style-name="P9" draw:layer="layout" svg:width="8cm" svg:height="1.445cm" svg:x="11cm" svg:y="1.301cm">
          <draw:text-box>
            <text:p text:style-name="P1"><text:span text:style-name="T3">Frequency Generaton</text:span></text:p>
          </draw:text-box>
        </draw:frame>
        <draw:frame draw:style-name="gr42" draw:text-style-name="P14" draw:layer="layout" svg:width="8cm" svg:height="1.445cm" svg:x="6.1cm" svg:y="7.855cm">
          <draw:text-box>
            <text:p text:style-name="P1"><text:span text:style-name="T7">LMK03086</text:span></text:p>
          </draw:text-box>
        </draw:frame>
        <draw:frame draw:style-name="gr42" draw:text-style-name="P14" draw:layer="layout" svg:width="8cm" svg:height="1.445cm" svg:x="6.1cm" svg:y="9.4cm">
          <draw:text-box>
            <text:p text:style-name="P1"><text:span text:style-name="T7">MAX2112</text:span></text:p>
          </draw:text-box>
        </draw:frame>
        <draw:frame draw:style-name="gr43" draw:text-style-name="P12" draw:layer="layout" svg:width="8.5cm" svg:height="3.989cm" svg:x="2.7cm" svg:y="15.311cm">
          <draw:text-box>
            <text:p text:style-name="P11"><text:span text:style-name="T2"/></text:p>
            <text:p text:style-name="P11"><text:span text:style-name="T2">Wideband</text:span></text:p>
            <text:p text:style-name="P11"><text:span text:style-name="T2"/></text:p>
            <text:p text:style-name="P11"><text:span text:style-name="T2">N = 45, F = 0x4A000</text:span><text:span text:style-name="T2"><text:tab/></text:span><text:span text:style-name="T2">1584.754875Mhz</text:span></text:p>
            <text:p text:style-name="P11"><text:span text:style-name="T2"/></text:p>
            <text:p text:style-name="P11"><text:span text:style-name="T2">N = 35, F = 0x16000</text:span><text:span text:style-name="T2"><text:tab/></text:span><text:span text:style-name="T2">1227.727125MHz</text:span></text:p>
            <text:p text:style-name="P11"><text:span text:style-name="T2"/></text:p>
            <text:p text:style-name="P11"><text:span text:style-name="T2">N = 34, F = 0x0e000</text:span><text:span text:style-name="T2"><text:tab/></text:span><text:span text:style-name="T2">1191.641625MHz</text:span></text:p>
            <text:p text:style-name="P11"><text:span text:style-name="T2"/></text:p>
            <text:p text:style-name="P15"><text:span text:style-name="T2">Narrowband</text:span></text:p>
            <text:p text:style-name="P15"><text:span text:style-name="T2"/></text:p>
            <text:p text:style-name="P15"><text:span text:style-name="T2">N=45, F=0x5B4E</text:span><text:span text:style-name="T2"><text:tab/></text:span><text:span text:style-name="T2"><text:tab/></text:span><text:span text:style-name="T2">1575.420000Mhz</text:span></text:p>
            <text:p text:style-name="P15"><text:span text:style-name="T2"/></text:p>
            <text:p text:style-name="P11"><text:span text:style-name="T2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="Arrow" draw:marker-end-width="0.1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5T15:36:50.066213502</meta:creation-date>
    <dc:date>2018-09-16T14:24:03.925024299</dc:date>
    <meta:editing-duration>PT2H19M37S</meta:editing-duration>
    <meta:editing-cycles>26</meta:editing-cycles>
    <meta:generator>LibreOffice/6.0.3.2$Linux_X86_64 LibreOffice_project/00m0$Build-2</meta:generator>
    <meta:document-statistic meta:object-count="322"/>
  </office:meta>
</office:document-meta>
</file>